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886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9264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8661in"/>
    </style:style>
    <style:style style:name="co12" style:family="table-column">
      <style:table-column-properties fo:break-before="auto" style:column-width="1.8764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6626in"/>
    </style:style>
    <style:style style:name="co16" style:family="table-column">
      <style:table-column-properties fo:break-before="auto" style:column-width="1.8063in"/>
    </style:style>
    <style:style style:name="co17" style:family="table-column">
      <style:table-column-properties fo:break-before="auto" style:column-width="1.4543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4945in"/>
    </style:style>
    <style:style style:name="co20" style:family="table-column">
      <style:table-column-properties fo:break-before="auto" style:column-width="1.438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3.9693in" fo:break-before="auto" style:use-optimal-row-height="false"/>
    </style:style>
    <style:style style:name="ro4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1.12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 fo:padding-bottom="0.0193in" fo:padding-left="0.0138in" fo:padding-right="0.0138in" fo:padding-top="0.0193in" style:rotation-align="none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</style:style>
    <style:style style:name="ce20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</style:style>
    <style:style style:name="ce22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</style:style>
    <style:style style:name="ce23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2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4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</style:style>
    <style:style style:name="ce6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63" style:family="table-cell" style:parent-style-name="Default">
      <style:table-cell-properties fo:background-color="transparent" style:rotation-align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</style:style>
    <style:style style:name="ce70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rotation-align="none"/>
    </style:style>
    <style:style style:name="ce8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8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diagonal-bl-tr="none" style:diagonal-tl-br="none" fo:border="0.99pt solid #000000" style:rotation-align="none"/>
    </style:style>
    <style:style style:name="ce92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</style:style>
    <style:style style:name="ce93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</style:style>
    <style:style style:name="ce94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95" style:family="table-cell" style:parent-style-name="Default">
      <style:table-cell-properties fo:border="0.79pt double #000000" style:border-line-width="0.011in 0.0138in 0.0055in" style:rotation-align="none"/>
    </style:style>
    <style:style style:name="ce96" style:family="table-cell" style:parent-style-name="Default">
      <style:table-cell-properties fo:background-color="transparent" fo:border="0.79pt double #000000" style:border-line-width="0.011in 0.0138in 0.0055in" style:rotation-align="none"/>
    </style:style>
    <style:style style:name="ce97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00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14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17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4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cccccc" style:rotation-align="none"/>
    </style:style>
    <style:style style:name="ce140" style:family="table-cell" style:parent-style-name="Default">
      <style:table-cell-properties fo:background-color="#cccccc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4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in"/>
    </style:style>
    <style:style style:name="ce143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style:rotation-align="none"/>
    </style:style>
    <style:style style:name="ce161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62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e6e6e6" fo:border="0.06pt solid #000000" fo:padding-bottom="0.0193in" fo:padding-left="0.0138in" fo:padding-right="0.0138in" fo:padding-top="0.0193in" style:rotation-align="none"/>
    </style:style>
    <style:style style:name="ce165" style:family="table-cell" style:parent-style-name="Default">
      <style:table-cell-properties fo:background-color="#e6e6ff" style:rotation-align="none"/>
    </style:style>
    <style:style style:name="ce16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e6e6ff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17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e6e6ff" fo:border="0.06pt solid #000000" fo:padding-bottom="0.0193in" fo:padding-left="0.0138in" fo:padding-right="0.0138in" fo:padding-top="0.0193in" style:rotation-align="none"/>
    </style:style>
    <style:style style:name="ce181" style:family="table-cell" style:parent-style-name="Default">
      <style:table-cell-properties fo:background-color="#e6e6ff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e6e6ff" fo:border="0.06pt solid #000000" style:rotation-align="none"/>
    </style:style>
    <style:style style:name="ce183" style:family="table-cell" style:parent-style-name="Default">
      <style:table-cell-properties fo:background-color="#e6e6ff" fo:border="0.06pt solid #000000" style:rotation-align="none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0.06pt solid #000000" fo:background-color="#e6e6ff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/>
    </style:style>
    <style:style style:name="ce185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fo:background-color="#e6e6ff"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none" style:rotation-align="none" fo:border-top="0.06pt solid #000000"/>
    </style:style>
    <style:style style:name="ce191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208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border="0.06pt solid #000000" style:rotation-align="none"/>
      <style:paragraph-properties fo:text-align="center" fo:margin-left="0in"/>
    </style:style>
    <style:style style:name="ce2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0.06pt solid #000000" style:rotation-align="none" fo:border-top="0.06pt solid #000000"/>
    </style:style>
    <style:style style:name="ce21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9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22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22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24" style:family="table-cell" style:parent-style-name="Default">
      <style:table-cell-properties fo:border-bottom="0.99pt solid #000000" fo:background-color="#e6e6ff" style:diagonal-bl-tr="none" style:diagonal-tl-br="none" fo:border-left="0.99pt solid #000000" fo:border-right="0.99pt solid #000000" style:rotation-align="none" fo:border-top="4pt solid #000000"/>
    </style:style>
    <style:style style:name="ce225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226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/>
    </style:style>
    <style:style style:name="ce227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228" style:family="table-cell" style:parent-style-name="Default">
      <style:table-cell-properties fo:background-color="#e6e6ff" fo:border="0.79pt double #000000" style:border-line-width="0.011in 0.0138in 0.0055in" style:rotation-align="none"/>
    </style:style>
    <style:style style:name="ce229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00ff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231" style:family="table-cell" style:parent-style-name="Default">
      <style:table-cell-properties fo:border-bottom="0.06pt solid #000000" fo:background-color="#00ff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/>
    </style:style>
    <style:style style:name="ce232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none" style:rotation-align="none" fo:border-top="0.06pt solid #000000"/>
    </style:style>
    <style:style style:name="ce233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0.06pt solid #000000" style:rotation-align="none" fo:border-top="0.06pt solid #000000"/>
    </style:style>
    <style:style style:name="ce236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fo:background-color="#ff00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239" style:family="table-cell" style:parent-style-name="Default">
      <style:table-cell-properties fo:border-bottom="0.06pt solid #000000" fo:background-color="#ff00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</style:style>
    <style:style style:name="ce240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</style:style>
    <style:style style:name="ce241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ackground-color="#ffb515" style:text-align-source="fix" style:repeat-content="false" fo:border="0.06pt solid #000000" style:rotation-align="none"/>
      <style:paragraph-properties fo:text-align="center" fo:margin-left="0in"/>
    </style:style>
    <style:style style:name="ce2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6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4.093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58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3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3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5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678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779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204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0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2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1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4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49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color="#000000" style:font-name="Arial" style:font-name-asian="Microsoft YaHei" style:font-name-complex="Arial"/>
    </style:style>
    <style:style style:name="T9" style:family="text">
      <style:text-properties style:text-line-through-style="solid"/>
    </style:style>
    <style:style style:name="T10" style:family="text">
      <style:text-properties style:text-line-through-style="solid" style:font-name="Calibri" style:font-name-asian="Microsoft YaHei" style:font-name-complex="Mangal"/>
    </style:style>
    <style:style style:name="T11" style:family="text">
      <style:text-properties style:font-name="Arial" style:font-name-asian="Microsoft YaHei" style:font-name-complex="Arial"/>
    </style:style>
    <style:style style:name="T12" style:family="text">
      <style:text-properties style:font-name="Calibri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 259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1"/>
        <table:table-column table:style-name="co8" table:default-cell-style-name="ce1"/>
        <table:table-column table:style-name="co10" table:default-cell-style-name="ce8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5" office:value-type="string">
            <text:p>MAC Leopard</text:p>
          </table:table-cell>
          <table:table-cell table:style-name="ce85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5" office:value-type="string">
            <text:p>Aplicação instala sem problemas (build 2593)</text:p>
          </table:table-cell>
          <table:table-cell table:style-name="ce35" office:value-type="string">
            <text:p>Aplicação instala sem problemas (build 2592)</text:p>
          </table:table-cell>
          <table:table-cell table:style-name="ce66" office:value-type="string">
            <text:p>Aplicação instala sem problemas (build 2554)</text:p>
          </table:table-cell>
          <table:table-cell table:style-name="ce70" office:value-type="string">
            <text:p>Aplicação instala sem problemas (build 2554)</text:p>
          </table:table-cell>
          <table:table-cell table:style-name="ce72" office:value-type="string">
            <text:p>Aplicação instala sem problemas (build 2593)</text:p>
          </table:table-cell>
          <table:table-cell table:style-name="ce70" office:value-type="string">
            <text:p>Aplicação instala sem problemas (build 2554)</text:p>
          </table:table-cell>
          <table:table-cell table:number-columns-repeated="2" table:style-name="ce73" office:value-type="string">
            <text:p>Instalação através de pacote deb, sem problemas (build 2554)</text:p>
          </table:table-cell>
          <table:table-cell table:number-columns-repeated="2" table:style-name="ce73" office:value-type="string">
            <text:p>Instalação através de pacote rpm, sem problemas (build 2554)</text:p>
          </table:table-cell>
          <table:table-cell table:number-columns-repeated="2" table:style-name="ce73" office:value-type="string">
            <text:p>Instalação através de pacote deb, sem problemas (build 2554)</text:p>
          </table:table-cell>
          <table:table-cell table:style-name="ce73" office:value-type="string">
            <text:p>Instalação através de pacote rpm, sem problemas (build 2554)</text:p>
          </table:table-cell>
          <table:table-cell table:style-name="ce73" office:value-type="string">
            <text:p>Não sistema operativo não disponivel para teste</text:p>
          </table:table-cell>
          <table:table-cell table:style-name="ce97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3"/></text:p>
            <text:p><text:span text:style-name="T4"/></text:p>
            <text:p><text:span text:style-name="T5"/></text:p>
          </table:table-cell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3"/></text:p>
            <text:p><text:span text:style-name="T4"/></text:p>
            <text:p><text:span text:style-name="T5"/></text:p>
          </table:table-cell>
          <table:table-cell table:style-name="ce36" office:value-type="string">
            <text:p><text:span text:style-name="T4">- A aplicação apresenta algumas instabilidades (durante a leitura do cartão), os controlos deverão ser desabilitados durante este processo?</text:span></text:p>
            <text:p><text:span text:style-name="T4"/></text:p>
            <text:p><text:span text:style-name="T4"/></text:p>
            <text:p><text:span text:style-name="T5"/></text:p>
          </table:table-cell>
          <table:table-cell table:style-name="ce36" office:value-type="string">
            <text:p><text:span text:style-name="T4">- A aplicação apresenta algumas instabilidades (durante a leitura do cartão), os controlos deverão ser desabilitados durante este processo?</text:span></text:p>
            <text:p><text:span text:style-name="T4"/></text:p>
            <text:p><text:span text:style-name="T4"/></text:p>
            <text:p><text:span text:style-name="T5"/></text:p>
          </table:table-cell>
          <table:table-cell table:style-name="ce36" office:value-type="string">
            <text:p><text:span text:style-name="T4">- A aplicação apresenta algumas instabilidades (durante a leitura do cartão), os controlos deverão ser desabilitados durante este processo?</text:span></text:p>
            <text:p><text:span text:style-name="T4">- Assinatura não funciona com <text:s/>o leitor Xiring</text:span></text:p>
            <text:p><text:span text:style-name="T4"/></text:p>
            <text:p><text:span text:style-name="T5"/></text:p>
          </table:table-cell>
          <table:table-cell table:style-name="ce36" office:value-type="string">
            <text:p><text:span text:style-name="T4">- A aplicação apresenta algumas instabilidades (durante a leitura do cartão), os controlos deverão ser desabilitados durante este processo?</text:span></text:p>
            <text:p><text:span text:style-name="T5"/></text:p>
          </table:table-cell>
          <table:table-cell table:style-name="ce74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3"/></text:p>
          </table:table-cell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4"/></text:p>
            <text:p><text:span text:style-name="T5"/></text:p>
          </table:table-cell>
          <table:table-cell table:style-name="ce80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80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5"/></text:p>
          </table:table-cell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5"/></text:p>
          </table:table-cell>
          <table:table-cell table:style-name="ce36" office:value-type="string">
            <text:p><text:span text:style-name="T3">- A aplicação apresenta algumas instabilidades (durante a leitura do cartão), os controlos deverão ser desabilitados durante este processo?</text:span></text:p>
            <text:p><text:span text:style-name="T5"/></text:p>
          </table:table-cell>
          <table:table-cell table:style-name="ce86"/>
          <table:table-cell table:style-name="ce74" office:value-type="string">
            <text:p>- A aplicação apresenta instabilidades <text:span text:style-name="T7">(</text:span>bloqueia / interface não refresca/responde - problema poderá estar relacionado com o suporte ao leitor gemalto<text:span text:style-name="T7">)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2"/>
          <table:covered-table-cell table:style-name="ce10"/>
          <table:covered-table-cell table:style-name="ce82"/>
          <table:covered-table-cell table:number-columns-repeated="2" table:style-name="ce10"/>
          <table:covered-table-cell table:style-name="ce98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number-columns-repeated="13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13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13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38" office:value-type="string">
            <text:p>OK</text:p>
          </table:table-cell>
          <table:table-cell table:style-name="ce90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87"/>
          <table:table-cell table:style-name="ce9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13"/>
          <table:covered-table-cell table:style-name="ce83"/>
          <table:covered-table-cell table:style-name="ce13"/>
          <table:covered-table-cell table:style-name="ce83"/>
          <table:covered-table-cell table:number-columns-repeated="2" table:style-name="ce13"/>
          <table:covered-table-cell table:style-name="ce10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13" table:style-name="ce42" office:value-type="string">
            <text:p>NA</text:p>
          </table:table-cell>
          <table:table-cell table:style-name="ce42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13" table:style-name="ce42" office:value-type="string">
            <text:p>NA</text:p>
          </table:table-cell>
          <table:table-cell table:style-name="ce42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4" office:value-type="string">
            <text:p>NA</text:p>
          </table:table-cell>
          <table:table-cell table:style-name="ce44"/>
          <table:table-cell table:style-name="ce1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5" office:value-type="string">
            <text:p>NA</text:p>
          </table:table-cell>
          <table:table-cell table:style-name="ce45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13" table:style-name="ce46" office:value-type="string">
            <text:p>NA</text:p>
          </table:table-cell>
          <table:table-cell table:style-name="ce43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6" table:style-name="ce48" office:value-type="string">
            <text:p>OK</text:p>
          </table:table-cell>
          <table:table-cell table:number-columns-repeated="7" table:style-name="ce40" office:value-type="string">
            <text:p>OK</text:p>
          </table:table-cell>
          <table:table-cell table:style-name="ce88"/>
          <table:table-cell table:style-name="ce106" office:value-type="string">
            <office:annotation draw:style-name="gr1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6" table:style-name="ce48" office:value-type="string">
            <text:p>OK</text:p>
          </table:table-cell>
          <table:table-cell table:number-columns-repeated="7" table:style-name="ce40" office:value-type="string">
            <text:p>OK</text:p>
          </table:table-cell>
          <table:table-cell table:style-name="ce93"/>
          <table:table-cell table:style-name="ce106" office:value-type="string">
            <office:annotation draw:style-name="gr1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6" table:style-name="ce48" office:value-type="string">
            <text:p>OK</text:p>
          </table:table-cell>
          <table:table-cell table:number-columns-repeated="7" table:style-name="ce40" office:value-type="string">
            <text:p>OK</text:p>
          </table:table-cell>
          <table:table-cell table:style-name="ce93"/>
          <table:table-cell table:style-name="ce106" office:value-type="string">
            <office:annotation draw:style-name="gr1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6" table:style-name="ce48" office:value-type="string">
            <text:p>OK</text:p>
          </table:table-cell>
          <table:table-cell table:number-columns-repeated="7" table:style-name="ce40" office:value-type="string">
            <text:p>OK</text:p>
          </table:table-cell>
          <table:table-cell table:style-name="ce93"/>
          <table:table-cell table:style-name="ce106" office:value-type="string">
            <office:annotation draw:style-name="gr1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9" office:value-type="string">
            <text:p>NA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0" office:value-type="string">
            <text:p>NA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6" table:style-name="ce51" office:value-type="string">
            <text:p>OK</text:p>
          </table:table-cell>
          <table:table-cell table:number-columns-repeated="7" table:style-name="ce67" office:value-type="string">
            <text:p>OK</text:p>
          </table:table-cell>
          <table:table-cell table:style-name="ce93"/>
          <table:table-cell table:style-name="ce106" office:value-type="string">
            <office:annotation draw:style-name="gr1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9" office:value-type="string">
            <text:p>NA</text:p>
          </table:table-cell>
          <table:table-cell table:style-name="ce92"/>
          <table:table-cell table:style-name="ce10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0" office:value-type="string">
            <text:p>NA</text:p>
          </table:table-cell>
          <table:table-cell table:style-name="ce91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2" table:style-name="ce51" office:value-type="string">
            <text:p>OK</text:p>
          </table:table-cell>
          <table:table-cell table:number-columns-repeated="11" table:style-name="ce67" office:value-type="string">
            <text:p>OK</text:p>
          </table:table-cell>
          <table:table-cell table:style-name="ce94"/>
          <table:table-cell table:style-name="ce106" office:value-type="string">
            <office:annotation draw:style-name="gr1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9" office:value-type="string">
            <text:p>NA</text:p>
          </table:table-cell>
          <table:table-cell table:style-name="ce92"/>
          <table:table-cell table:style-name="ce10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0" office:value-type="string">
            <text:p>NA</text:p>
          </table:table-cell>
          <table:table-cell table:style-name="ce91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13" table:style-name="ce52" office:value-type="string">
            <text:p>NA</text:p>
          </table:table-cell>
          <table:table-cell table:style-name="ce93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14"/>
          <table:covered-table-cell table:style-name="ce84"/>
          <table:covered-table-cell table:style-name="ce14"/>
          <table:covered-table-cell table:style-name="ce84"/>
          <table:covered-table-cell table:number-columns-repeated="2" table:style-name="ce14"/>
          <table:covered-table-cell table:style-name="ce1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13" table:style-name="ce53" office:value-type="string">
            <text:p>NA</text:p>
          </table:table-cell>
          <table:table-cell table:style-name="ce42"/>
          <table:table-cell table:style-name="ce11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13" table:style-name="ce53" office:value-type="string">
            <text:p>NA</text:p>
          </table:table-cell>
          <table:table-cell table:style-name="ce42"/>
          <table:table-cell table:style-name="ce11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1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9"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44"/>
          <table:table-cell table:style-name="ce1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9"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9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3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48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13" table:style-name="ce49" office:value-type="string">
            <text:p>NA</text:p>
          </table:table-cell>
          <table:table-cell table:style-name="ce92"/>
          <table:table-cell table:style-name="ce10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13" table:style-name="ce50" office:value-type="string">
            <text:p>NA</text:p>
          </table:table-cell>
          <table:table-cell table:style-name="ce91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13" table:style-name="ce52" office:value-type="string">
            <text:p>NA</text:p>
          </table:table-cell>
          <table:table-cell table:style-name="ce93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3"/>
          <table:table-cell table:number-columns-repeated="12"/>
          <table:table-cell table:style-name="ce63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number-columns-repeated="6" table:style-name="ce33" office:value-type="string">
            <text:p>NOK</text:p>
          </table:table-cell>
          <table:table-cell table:number-columns-repeated="8" table:style-name="ce75" office:value-type="string">
            <text:p>NA</text:p>
          </table:table-cell>
          <table:table-cell table:style-name="ce113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64"/>
          <table:table-cell table:style-name="ce60" office:value-type="string">
            <office:annotation draw:style-name="gr3" draw:text-style-name="P2" svg:width="2.9996in" svg:height="0.9689in" svg:x="10.4276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2.3539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4.2102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6.1067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5"/>
          <table:table-cell table:style-name="ce114" office:value-type="string">
            <office:annotation draw:style-name="gr2" draw:text-style-name="P2" svg:width="1.1413in" svg:height="1.1469in" svg:x="31.9102in" svg:y="19.4535in" draw:caption-point-x="-0.2402in" draw:caption-point-y="0.5945in">
              <dc:date>2012-05-11T00:00:00</dc:date>
              <text:p text:style-name="P2"><text:span text:style-name="T2">Para o mesmo leitor por vezes é pedido o pin via pinpad noutras não</text:span>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65"/>
          <table:table-cell table:style-name="ce68" office:value-type="string">
            <office:annotation draw:style-name="gr5" draw:text-style-name="P2" svg:width="1.9906in" svg:height="0.4484in" svg:x="10.4276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6.1067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6" office:value-type="string">
            <text:p>NA</text:p>
          </table:table-cell>
          <table:table-cell table:number-columns-repeated="7" table:style-name="ce77" office:value-type="string">
            <text:p>NA</text:p>
          </table:table-cell>
          <table:table-cell table:style-name="ce78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65"/>
          <table:table-cell table:style-name="ce58" office:value-type="string">
            <office:annotation draw:style-name="gr6" draw:text-style-name="P1" svg:width="1.4626in" svg:height="0.9409in" svg:x="10.220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2.1472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4.0035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5.9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8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58" office:value-type="string">
            <office:annotation draw:style-name="gr6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95"/>
          <table:table-cell table:style-name="ce115" office:value-type="string">
            <office:annotation draw:style-name="gr2" draw:text-style-name="P2" svg:width="1.9146in" svg:height="0.2571in" svg:x="31.9102in" svg:y="19.8551in" draw:caption-point-x="-0.2402in" draw:caption-point-y="0.5945in">
              <dc:date>2012-05-11T00:00:00</dc:date>
              <text:p text:style-name="P2">CKR_GENERAL_ERROR</text:p>
            </office:annotation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65"/>
          <table:table-cell table:number-columns-repeated="4" table:style-name="ce59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style-name="ce78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number-columns-repeated="2" table:style-name="ce59" office:value-type="string">
            <text:p>NA</text:p>
          </table:table-cell>
          <table:table-cell table:style-name="ce68" office:value-type="string">
            <office:annotation draw:style-name="gr5" draw:text-style-name="P2" svg:width="1.9906in" svg:height="0.4484in" svg:x="10.4276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2.0362in" svg:height="0.435in" svg:x="15.9in" svg:y="19.9197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8" office:value-type="string">
            <text:p>NA</text:p>
          </table:table-cell>
          <table:table-cell table:number-columns-repeated="7" table:style-name="ce77" office:value-type="string">
            <text:p>NA</text:p>
          </table:table-cell>
          <table:table-cell table:style-name="ce78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number-columns-repeated="2" table:style-name="ce59" office:value-type="string">
            <text:p>NA</text:p>
          </table:table-cell>
          <table:table-cell table:style-name="ce69" office:value-type="string">
            <office:annotation draw:style-name="gr3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9" office:value-type="string">
            <office:annotation draw:style-name="gr3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58" office:value-type="string">
            <office:annotation draw:style-name="gr10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58" office:value-type="string">
            <office:annotation draw:style-name="gr10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79" office:value-type="string">
            <text:p>OK</text:p>
          </table:table-cell>
          <table:table-cell table:style-name="ce95"/>
          <table:table-cell table:style-name="ce78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0" office:value-type="string">
            <office:annotation draw:style-name="gr11" draw:text-style-name="P2" svg:width="2.1913in" svg:height="1.3248in" svg:x="6.6154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4"/>
          <table:table-cell table:style-name="ce60" office:value-type="string">
            <office:annotation draw:style-name="gr11" draw:text-style-name="P2" svg:width="2.1913in" svg:height="1.3248in" svg:x="10.4276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2.3539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4.2102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6.1067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number-columns-repeated="7" table:style-name="ce79" office:value-type="string">
            <text:p>OK</text:p>
          </table:table-cell>
          <table:table-cell table:style-name="ce96"/>
          <table:table-cell table:style-name="ce79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0" office:value-type="string">
            <office:annotation draw:style-name="gr4" draw:text-style-name="P2" svg:width="3.4843in" svg:height="1.1469in" svg:x="6.6154in" svg:y="20.8272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4"/>
          <table:table-cell table:style-name="ce60" office:value-type="string">
            <office:annotation draw:style-name="gr4" draw:text-style-name="P2" svg:width="3.4843in" svg:height="1.1469in" svg:x="10.4276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2.3539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4.2102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6.1067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number-columns-repeated="7" table:style-name="ce79" office:value-type="string">
            <text:p>OK</text:p>
          </table:table-cell>
          <table:table-cell table:style-name="ce96"/>
          <table:table-cell table:style-name="ce79" office:value-type="string">
            <text:p>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1" office:value-type="string">
            <office:annotation draw:style-name="gr2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64"/>
          <table:table-cell table:style-name="ce61" office:value-type="string">
            <office:annotation draw:style-name="gr12" draw:text-style-name="P1" svg:width="3.7709in" svg:height="1.1469in" svg:x="10.220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2.1472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1" office:value-type="string">
            <office:annotation draw:style-name="gr13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" office:value-type="string">
            <text:p>OK</text:p>
          </table:table-cell>
          <table:table-cell table:style-name="ce17"/>
          <table:table-cell table:style-name="ce33" office:value-type="string">
            <text:p>N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Funcionalidade OTP</text:p>
          </table:table-cell>
          <table:covered-table-cell table:style-name="ce17"/>
          <table:table-cell table:style-name="ce61" office:value-type="string">
            <office:annotation draw:style-name="gr2" draw:text-style-name="P2" svg:width="1.1413in" svg:height="0.7909in" svg:x="6.6154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1" office:value-type="string">
            <office:annotation draw:style-name="gr2" draw:text-style-name="P2" svg:width="1.1413in" svg:height="0.7909in" svg:x="8.5213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1" office:value-type="string">
            <office:annotation draw:style-name="gr2" draw:text-style-name="P2" svg:width="1.1413in" svg:height="0.7909in" svg:x="10.4276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1" office:value-type="string">
            <office:annotation draw:style-name="gr2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1" office:value-type="string">
            <office:annotation draw:style-name="gr2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1" office:value-type="string">
            <office:annotation draw:style-name="gr2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1" office:value-type="string">
            <office:annotation draw:style-name="gr13" draw:text-style-name="P2" svg:width="2.1114in" svg:height="0.435in" svg:x="17.9535in" svg:y="21.217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" office:value-type="string">
            <text:p>OK</text:p>
          </table:table-cell>
          <table:table-cell table:style-name="ce17"/>
          <table:table-cell table:style-name="ce61" office:value-type="string">
            <office:annotation draw:style-name="gr2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2"/>
          <table:table-cell table:style-name="ce23" office:value-type="string">
            <text:p>Verificação</text:p>
          </table:table-cell>
          <table:table-cell table:style-name="ce23" office:value-type="string">
            <text:p>Modificação</text:p>
          </table:table-cell>
          <table:table-cell table:style-name="ce23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3" office:value-type="string">
            <text:p>Leitor sem pinpad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3" office:value-type="string">
            <text:p>Leitor com pinpad</text:p>
          </table:table-cell>
          <table:table-cell table:style-name="ce32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office:annotation draw:style-name="gr13" draw:text-style-name="P2" svg:width="2.8075in" svg:height="0.435in" svg:x="3.4673in" svg:y="22.389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Xiring</text:p>
          </table:table-cell>
          <table:table-cell table:style-name="ce33" office:value-type="string">
            <office:annotation draw:style-name="gr2" draw:text-style-name="P2" svg:width="1.1413in" svg:height="0.9689in" svg:x="4.7291in" svg:y="22.5858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62" office:value-type="string">
            <office:annotation draw:style-name="gr14" draw:text-style-name="P2" svg:width="3.2102in" svg:height="0.7909in" svg:x="6.6154in" svg:y="22.5858in" draw:caption-point-x="-0.2402in" draw:caption-point-y="0.5945in">
              <dc:date>2012-05-07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- NOK</text:span></text:p>
            </office:annotation>
            <text:p>suportado</text:p>
          </table:table-cell>
          <table:table-cell table:style-name="ce33" office:value-type="string">
            <office:annotation draw:style-name="gr15" draw:text-style-name="P2" svg:width="3.2102in" svg:height="0.2571in" svg:x="8.5213in" svg:y="22.5858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office:annotation draw:style-name="gr2" draw:text-style-name="P2" svg:width="1.1413in" svg:height="0.9689in" svg:x="3.4673in" svg:y="22.781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1" office:value-type="string">
            <text:p>suportado</text:p>
          </table:table-cell>
          <table:table-cell table:style-name="ce33" office:value-type="string">
            <office:annotation draw:style-name="gr15" draw:text-style-name="P2" svg:width="3.2102in" svg:height="0.2571in" svg:x="6.6154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3" office:value-type="string">
            <office:annotation draw:style-name="gr15" draw:text-style-name="P2" svg:width="3.2102in" svg:height="0.2571in" svg:x="8.5213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5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1"/>
        <table:table-column table:style-name="co8" table:default-cell-style-name="ce1"/>
        <table:table-column table:style-name="co10" table:default-cell-style-name="ce8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5" office:value-type="string">
            <text:p>MAC Leopard</text:p>
          </table:table-cell>
          <table:table-cell table:style-name="ce85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5" office:value-type="string">
            <text:p>Aplicação instala sem problemas (build 2554)</text:p>
          </table:table-cell>
          <table:table-cell table:style-name="ce118" office:value-type="string">
            <text:p>Não instala</text:p>
            <text:p>(build 2554)</text:p>
          </table:table-cell>
          <table:table-cell table:style-name="ce35" office:value-type="string">
            <text:p>Aplicação instala sem problemas (build 2554)</text:p>
          </table:table-cell>
          <table:table-cell table:number-columns-repeated="3" table:style-name="ce72" office:value-type="string">
            <text:p>Aplicação instala sem problemas (build 2554)</text:p>
          </table:table-cell>
          <table:table-cell table:number-columns-repeated="2" table:style-name="ce143" office:value-type="string">
            <text:p>Instalação através de pacote deb, sem problemas (build 2554)</text:p>
          </table:table-cell>
          <table:table-cell table:number-columns-repeated="2" table:style-name="ce143" office:value-type="string">
            <text:p>Instalação através de pacote rpm, sem problemas (build 2554)</text:p>
          </table:table-cell>
          <table:table-cell table:number-columns-repeated="2" table:style-name="ce143" office:value-type="string">
            <text:p>Instalação através de pacote deb, sem problemas (build 2554)</text:p>
          </table:table-cell>
          <table:table-cell table:style-name="ce143" office:value-type="string">
            <text:p>Instalação através de pacote rpm, sem problemas (build 2554)</text:p>
          </table:table-cell>
          <table:table-cell table:style-name="ce145" office:value-type="string">
            <text:p>Não sistema operativo não disponivel para teste</text:p>
          </table:table-cell>
          <table:table-cell table:style-name="ce145" office:value-type="string">
            <text:p>Não existe build actualizado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6" office:value-type="string">
            <text:p><text:span text:style-name="T5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3">- A aplicação apresenta algumas instabilidades (durante a leitura do cartão), os controlos deverão ser desabilitados durante este processo?</text:span></text:p>
            <text:p><text:span text:style-name="T3">- A verificação da assinatura devia indicar para alem de sucesso o nome de quem assinou.</text:span></text:p>
            <text:p><text:span text:style-name="T4"/></text:p>
            <text:p><text:span text:style-name="T5"/></text:p>
          </table:table-cell>
          <table:table-cell table:style-name="ce119" office:value-type="string">
            <text:p><text:span text:style-name="T4"/></text:p>
            <text:p><text:span text:style-name="T5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 </text:span><text:span text:style-name="T3">ou sempre que é inserido novo cartão</text:span></text:p>
            <text:p><text:span text:style-name="T3">- Quando um pin está bloqueado e se tenta verificar é indicado que o pin está errado.</text:span></text:p>
            <text:p><text:span text:style-name="T3">- A aplicação apresenta algumas instabilidades (durante a leitura do cartão), os controlos deverão ser desabilitados durante este processo?</text:span></text:p>
            <text:p><text:span text:style-name="T3">- A verificação da assinatura devia indicar para alem de sucesso o nome de quem assinou.</text:span></text:p>
            <text:p><text:span text:style-name="T3"/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 </text:span><text:span text:style-name="T3">ou sempre que é inserido novo cartão</text:span></text:p>
            <text:p><text:span text:style-name="T3">- Quando um pin está bloqueado e se tenta verificar é indicado que o pin está errado.</text:span></text:p>
            <text:p><text:span text:style-name="T3">- A aplicação apresenta algumas instabilidades (durante a leitura do cartão), os controlos deverão ser desabilitados durante este processo?</text:span></text:p>
            <text:p><text:span text:style-name="T3">- A verificação da assinatura devia indicar para alem de sucesso o nome de quem assinou.</text:span></text:p>
            <text:p><text:span text:style-name="T3"/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 </text:span><text:span text:style-name="T3">ou sempre que é inserido novo cartão</text:span></text:p>
            <text:p><text:span text:style-name="T3">- Quando um pin está bloqueado e se tenta verificar é indicado que o pin está errado.</text:span></text:p>
            <text:p><text:span text:style-name="T3">- A aplicação apresenta algumas instabilidades (durante a leitura do cartão), os controlos deverão ser desabilitados durante este processo?</text:span></text:p>
            <text:p><text:span text:style-name="T3">- A verificação da assinatura devia indicar para alem de sucesso o nome de quem assinou.</text:span></text:p>
            <text:p><text:span text:style-name="T3"/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3">- Surge um aviso relativo à instalação de um certificado 001, durante a primeira execução da aplicação ou sempre que é inserido novo cartão</text:span></text:p>
            <text:p><text:span text:style-name="T3">- Quando um pin está bloqueado e se tenta verificar é indicado que o pin está errado.</text:span></text:p>
            <text:p><text:span text:style-name="T3">- A aplicação apresenta algumas instabilidades (durante a leitura do cartão), os controlos deverão ser desabilitados durante este processo?</text:span></text:p>
            <text:p><text:span text:style-name="T3">- A verificação da assinatura devia indicar para alem de sucesso o nome de quem assinou.</text:span></text:p>
            <text:p><text:span text:style-name="T6"/></text:p>
          </table:table-cell>
          <table:table-cell table:style-name="ce74" office:value-type="string">
            <text:p><text:span text:style-name="T3">- Quando um pin está bloqueado e se tenta verificar é indicado que o pin está errado.</text:span></text:p>
            <text:p><text:span text:style-name="T3">- A verificação da assinatura devia indicar para alem de sucesso o nome de quem assinou.</text:span></text:p>
            <text:p><text:span text:style-name="T3">- O modo como os certificados são carregados na aplicação deve ser modificado para não exibir todos os certificados encontrados</text:span></text:p>
            <text:p><text:span text:style-name="T3"/></text:p>
          </table:table-cell>
          <table:table-cell table:style-name="ce36" office:value-type="string">
            <text:p><text:span text:style-name="T3">- Quando um pin está bloqueado e se tenta verificar é indicado que o pin está errado.</text:span></text:p>
            <text:p><text:span text:style-name="T3">- A verificação da assinatura devia indicar para alem de sucesso o nome de quem assinou.</text:span></text:p>
            <text:p><text:span text:style-name="T3">- O modo como os certificados são carregados na aplicação deve ser modificado para não exibir todos os certificados encontrados</text:span></text:p>
            <text:p><text:span text:style-name="T4"/></text:p>
            <text:p><text:span text:style-name="T5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3">- Quando um pin está bloqueado e se tenta verificar é indicado que o pin está errado.</text:span></text:p>
            <text:p><text:span text:style-name="T3">- A verificação da assinatura devia indicar para alem de sucesso o nome de quem assinou.</text:span></text:p>
            <text:p><text:span text:style-name="T3">- O modo como os certificados são carregados na aplicação deve ser modificado para não exibir todos os certificados encontrados</text:span></text:p>
            <text:p><text:span text:style-name="T6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3">- Quando um pin está bloqueado e se tenta verificar é indicado que o pin está errado.</text:span></text:p>
            <text:p><text:span text:style-name="T3">- A verificação da assinatura devia indicar para alem de sucesso o nome de quem assinou.</text:span></text:p>
            <text:p><text:span text:style-name="T3">- O modo como os certificados são carregados na aplicação deve ser modificado para não exibir todos os certificados encontrados</text:span></text:p>
            <text:p><text:span text:style-name="T6"/></text:p>
          </table:table-cell>
          <table:table-cell table:style-name="ce36" office:value-type="string">
            <text:p><text:span text:style-name="T4">- Quando um pin está bloqueado e se tenta verificar é indicado que o pin está errado.</text:span></text:p>
            <text:p><text:span text:style-name="T4">- A verificação da assinatura devia indicar para alem de sucesso o nome de quem assinou.</text:span></text:p>
            <text:p><text:span text:style-name="T4">- O modo como os certificados são carregados na aplicação deve ser modificado para não exibir todos os certificados encontrados</text:span></text:p>
            <text:p><text:span text:style-name="T5"/></text:p>
          </table:table-cell>
          <table:table-cell table:style-name="ce36" office:value-type="string">
            <text:p><text:span text:style-name="T4">- Quando um pin está bloqueado e se tenta verificar é indicado que o pin está errado.</text:span></text:p>
            <text:p><text:span text:style-name="T4">- A verificação da assinatura devia indicar para alem de sucesso o nome de quem assinou.</text:span></text:p>
            <text:p><text:span text:style-name="T4">- O modo como os certificados são carregados na aplicação deve ser modificado para não exibir todos os certificados encontrados</text:span></text:p>
            <text:p><text:span text:style-name="T5"/></text:p>
          </table:table-cell>
          <table:table-cell table:style-name="ce36" office:value-type="string">
            <text:p><text:span text:style-name="T4">- Quando um pin está bloqueado e se tenta verificar é indicado que o pin está errado.</text:span></text:p>
            <text:p><text:span text:style-name="T4">- A verificação da assinatura devia indicar para alem de sucesso o nome de quem assinou.</text:span></text:p>
            <text:p><text:span text:style-name="T4">- O modo como os certificados são carregados na aplicação deve ser modificado para não exibir todos os certificados encontrados</text:span></text:p>
            <text:p><text:span text:style-name="T5"/></text:p>
          </table:table-cell>
          <table:table-cell table:style-name="ce86"/>
          <table:table-cell table:style-name="ce146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português;</text:span></text:p>
            <text:p><text:span text:style-name="T3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0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2"/>
          <table:covered-table-cell table:style-name="ce10"/>
          <table:covered-table-cell table:style-name="ce82"/>
          <table:covered-table-cell table:number-columns-repeated="2" table:style-name="ce10"/>
          <table:covered-table-cell table:style-name="ce98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1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2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90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50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28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5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50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a escolha da linguagem não afecta os elementos.</text:p>
          </table:table-cell>
          <table:table-cell table:style-name="ce127"/>
          <table:table-cell table:number-columns-repeated="11" table:style-name="ce117" office:value-type="string">
            <text:p>NOK, a escolha da linguagem não afecta os elementos.</text:p>
          </table:table-cell>
          <table:table-cell table:style-name="ce87"/>
          <table:table-cell table:style-name="ce150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29"/>
          <table:covered-table-cell table:number-columns-repeated="7" table:style-name="ce13"/>
          <table:covered-table-cell table:style-name="ce83"/>
          <table:covered-table-cell table:style-name="ce13"/>
          <table:covered-table-cell table:style-name="ce83"/>
          <table:covered-table-cell table:number-columns-repeated="2" table:style-name="ce13"/>
          <table:covered-table-cell table:style-name="ce10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15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15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5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1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1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11" table:style-name="ce46" office:value-type="string">
            <text:p>NA</text:p>
          </table:table-cell>
          <table:table-cell table:style-name="ce43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51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3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4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159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8"/>
          <table:covered-table-cell table:number-columns-repeated="7" table:style-name="ce14"/>
          <table:covered-table-cell table:style-name="ce84"/>
          <table:covered-table-cell table:style-name="ce14"/>
          <table:covered-table-cell table:style-name="ce84"/>
          <table:covered-table-cell table:number-columns-repeated="2" table:style-name="ce14"/>
          <table:covered-table-cell table:style-name="ce1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14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14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48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7"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44"/>
          <table:table-cell table:style-name="ce1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7"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3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1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8" office:value-type="string">
            <text:p>OK</text:p>
          </table:table-cell>
          <table:table-cell table:style-name="ce126"/>
          <table:table-cell table:number-columns-repeated="11" table:style-name="ce48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1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1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1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1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1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15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9"/>
          <table:table-cell table:number-columns-repeated="12"/>
          <table:table-cell table:style-name="ce160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0"/>
          <table:table-cell table:number-columns-repeated="4" table:style-name="ce33" office:value-type="string">
            <text:p>NOK</text:p>
          </table:table-cell>
          <table:table-cell table:number-columns-repeated="8" table:style-name="ce75" office:value-type="string">
            <text:p>NA</text:p>
          </table:table-cell>
          <table:table-cell table:style-name="ce161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68" office:value-type="string">
            <office:annotation draw:style-name="gr15" draw:text-style-name="P2" svg:width="1.9594in" svg:height="0.2571in" svg:x="6.6154in" svg:y="21.5752in" draw:caption-point-x="-0.2402in" draw:caption-point-y="0.5945in">
              <dc:date>2012-04-12T00:00:00</dc:date>
              <text:p text:style-name="P2"><text:span text:style-name="T2">Falta testar Xiring</text:span></text:p>
            </office:annotation>
            <text:p>OK</text:p>
          </table:table-cell>
          <table:table-cell table:style-name="ce141"/>
          <table:table-cell table:style-name="ce60" office:value-type="string">
            <office:annotation draw:style-name="gr3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17.9535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5.408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9.101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5"/>
          <table:table-cell table:style-name="ce162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68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6" office:value-type="string">
            <text:p>NA</text:p>
          </table:table-cell>
          <table:table-cell table:number-columns-repeated="7" table:style-name="ce77" office:value-type="string">
            <text:p>NA</text:p>
          </table:table-cell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58" office:value-type="string">
            <office:annotation draw:style-name="gr6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8" draw:text-style-name="P1" svg:width="1.4539in" svg:height="1.6685in" svg:x="15.8799in" svg:y="21.0799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58" office:value-type="string">
            <office:annotation draw:style-name="gr6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95"/>
          <table:table-cell table:style-name="ce163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141"/>
          <table:table-cell table:number-columns-repeated="4" table:style-name="ce59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8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2.0362in" svg:height="0.435in" svg:x="15.9in" svg:y="22.0409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8" office:value-type="string">
            <text:p>NA</text:p>
          </table:table-cell>
          <table:table-cell table:number-columns-repeated="7" table:style-name="ce77" office:value-type="string">
            <text:p>NA</text:p>
          </table:table-cell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9" office:value-type="string">
            <office:annotation draw:style-name="gr3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9" office:value-type="string">
            <office:annotation draw:style-name="gr3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8" office:value-type="string">
            <office:annotation draw:style-name="gr10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8" office:value-type="string">
            <office:annotation draw:style-name="gr10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9" office:value-type="string">
            <text:p>OK</text:p>
          </table:table-cell>
          <table:table-cell table:style-name="ce144" table:number-columns-repeated="2"/>
          <table:table-cell table:number-columns-repeated="3" table:style-name="ce79" office:value-type="string">
            <text:p>OK</text:p>
          </table:table-cell>
          <table:table-cell table:style-name="ce95"/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0" office:value-type="string">
            <office:annotation draw:style-name="gr11" draw:text-style-name="P2" svg:width="2.1913in" svg:height="1.3248in" svg:x="6.6154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42"/>
          <table:table-cell table:style-name="ce60" office:value-type="string">
            <office:annotation draw:style-name="gr11" draw:text-style-name="P2" svg:width="2.1913in" svg:height="1.3248in" svg:x="10.4276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2.3539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4.210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6.106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7.9535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19.819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21.695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23.55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25.408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27.254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0" office:value-type="string">
            <office:annotation draw:style-name="gr11" draw:text-style-name="P2" svg:width="2.1913in" svg:height="1.3248in" svg:x="29.101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96"/>
          <table:table-cell table:style-name="ce162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0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42"/>
          <table:table-cell table:style-name="ce60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96"/>
          <table:table-cell table:style-name="ce162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1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2"/>
          <table:table-cell table:style-name="ce61" office:value-type="string">
            <office:annotation draw:style-name="gr12" draw:text-style-name="P1" svg:width="3.7709in" svg:height="1.1469in" svg:x="10.220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2.1472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4.0035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1" office:value-type="string">
            <office:annotation draw:style-name="gr12" draw:text-style-name="P1" svg:width="3.7709in" svg:height="1.1469in" svg:x="15.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1" office:value-type="string">
            <office:annotation draw:style-name="gr13" draw:text-style-name="P2" svg:width="2.1114in" svg:height="0.435in" svg:x="17.9535in" svg:y="23.1433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" office:value-type="string">
            <text:p>OK</text:p>
          </table:table-cell>
          <table:table-cell table:style-name="ce17"/>
          <table:table-cell table:style-name="ce164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>
          <table:table-cell table:number-columns-repeated="2"/>
          <table:table-cell table:style-name="ce116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2"/>
          <table:table-cell table:style-name="ce23" office:value-type="string">
            <text:p>Verificação</text:p>
          </table:table-cell>
          <table:table-cell table:style-name="ce23" office:value-type="string">
            <text:p>Modificação</text:p>
          </table:table-cell>
          <table:table-cell table:style-name="ce23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3" office:value-type="string">
            <text:p>Leitor sem pinpad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3" office:value-type="string">
            <text:p>Leitor com pinpad</text:p>
          </table:table-cell>
          <table:table-cell table:style-name="ce32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office:annotation draw:style-name="gr13" draw:text-style-name="P2" svg:width="2.8075in" svg:height="0.435in" svg:x="3.4673in" svg:y="24.3154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Xiring</text:p>
          </table:table-cell>
          <table:table-cell table:number-columns-repeated="3" table:style-name="ce62" office:value-type="string">
            <text:p>?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office:annotation draw:style-name="gr2" draw:text-style-name="P2" svg:width="1.1413in" svg:height="0.9689in" svg:x="3.4673in" svg:y="24.7071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1" office:value-type="string">
            <text:p>suportado</text:p>
          </table:table-cell>
          <table:table-cell table:style-name="ce33" office:value-type="string">
            <office:annotation draw:style-name="gr15" draw:text-style-name="P2" svg:width="3.2102in" svg:height="0.2571in" svg:x="6.6154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3" office:value-type="string">
            <office:annotation draw:style-name="gr15" draw:text-style-name="P2" svg:width="3.2102in" svg:height="0.2571in" svg:x="8.5213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49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4" table:default-cell-style-name="ce165"/>
        <table:table-column table:style-name="co5" table:default-cell-style-name="ce165"/>
        <table:table-column table:style-name="co6" table:number-columns-repeated="2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165"/>
        <table:table-column table:style-name="co11" table:default-cell-style-name="ce165"/>
        <table:table-column table:style-name="co12" table:default-cell-style-name="ce165"/>
        <table:table-column table:style-name="co8" table:number-columns-repeated="2" table:default-cell-style-name="ce165"/>
        <table:table-column table:style-name="co10" table:number-columns-repeated="2" table:default-cell-style-name="ce165"/>
        <table:table-column table:style-name="co13" table:default-cell-style-name="ce165"/>
        <table:table-column table:style-name="co14" table:default-cell-style-name="ce165"/>
        <table:table-column table:style-name="co2" table:number-columns-repeated="242" table:default-cell-style-name="ce165"/>
        <table:table-column table:style-name="co15" table:number-columns-repeated="763" table:default-cell-style-name="ce165"/>
        <table:table-row table:style-name="ro1">
          <table:table-cell/>
          <table:table-cell table:style-name="ce170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170"/>
          <table:table-cell table:number-columns-repeated="1016"/>
        </table:table-row>
        <table:table-row table:style-name="ro1">
          <table:table-cell table:style-name="ce166" office:value-type="string" table:number-columns-spanned="1" table:number-rows-spanned="2">
            <text:p>#</text:p>
          </table:table-cell>
          <table:table-cell table:style-name="ce171" office:value-type="string" table:number-columns-spanned="3" table:number-rows-spanned="2">
            <text:p>Descrição</text:p>
          </table:table-cell>
          <table:covered-table-cell table:number-columns-repeated="2" table:style-name="ce171"/>
          <table:table-cell table:number-columns-repeated="2" table:style-name="ce191" office:value-type="string">
            <text:p>Windows XP</text:p>
          </table:table-cell>
          <table:table-cell table:number-columns-repeated="2" table:style-name="ce191" office:value-type="string">
            <text:p>Windows Vista</text:p>
          </table:table-cell>
          <table:table-cell table:number-columns-repeated="2" table:style-name="ce191" office:value-type="string">
            <text:p>Windows 7</text:p>
          </table:table-cell>
          <table:table-cell table:number-columns-repeated="2" table:style-name="ce191" office:value-type="string">
            <text:p>Caixa Mágica</text:p>
          </table:table-cell>
          <table:table-cell table:number-columns-repeated="2" table:style-name="ce191" office:value-type="string">
            <text:p>Suse</text:p>
          </table:table-cell>
          <table:table-cell table:number-columns-repeated="2" table:style-name="ce191" office:value-type="string">
            <text:p>Ubuntu</text:p>
          </table:table-cell>
          <table:table-cell table:style-name="ce191" office:value-type="string">
            <text:p>Fedora</text:p>
          </table:table-cell>
          <table:table-cell table:style-name="ce166" office:value-type="string">
            <text:p>MAC Leopard</text:p>
          </table:table-cell>
          <table:table-cell table:style-name="ce166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166"/>
          <table:covered-table-cell table:number-columns-repeated="3" table:style-name="ce171"/>
          <table:table-cell table:style-name="ce166" office:value-type="string">
            <text:p>32 bits</text:p>
          </table:table-cell>
          <table:table-cell table:style-name="ce166" office:value-type="string">
            <text:p>64 bits</text:p>
          </table:table-cell>
          <table:table-cell table:style-name="ce166" office:value-type="string">
            <text:p>32 bits</text:p>
          </table:table-cell>
          <table:table-cell table:style-name="ce166" office:value-type="string">
            <text:p>64 bits</text:p>
          </table:table-cell>
          <table:table-cell table:style-name="ce166" office:value-type="string">
            <text:p>32 bits</text:p>
          </table:table-cell>
          <table:table-cell table:style-name="ce166" office:value-type="string">
            <text:p>64 bits</text:p>
          </table:table-cell>
          <table:table-cell table:style-name="ce166" office:value-type="string">
            <text:p>CM 16 – 64 bits</text:p>
          </table:table-cell>
          <table:table-cell table:style-name="ce166" office:value-type="string">
            <text:p>CM 16 – 32 bits</text:p>
          </table:table-cell>
          <table:table-cell table:style-name="ce166" office:value-type="string">
            <text:p>12 - 32 bits</text:p>
          </table:table-cell>
          <table:table-cell table:style-name="ce166" office:value-type="string">
            <text:p>12 – 64 bits</text:p>
          </table:table-cell>
          <table:table-cell table:style-name="ce166" office:value-type="string">
            <text:p>11.10 – 32 bits</text:p>
          </table:table-cell>
          <table:table-cell table:style-name="ce166" office:value-type="string">
            <text:p>11.10 – 64 bits</text:p>
          </table:table-cell>
          <table:table-cell table:style-name="ce166" office:value-type="string">
            <text:p>16 – 32 bits</text:p>
          </table:table-cell>
          <table:table-cell table:style-name="ce166" table:number-columns-repeated="2"/>
          <table:table-cell table:number-columns-repeated="1005"/>
        </table:table-row>
        <table:table-row table:style-name="ro2">
          <table:table-cell table:style-name="ce167" office:value-type="float" office:value="0">
            <text:p>0</text:p>
          </table:table-cell>
          <table:table-cell table:style-name="ce172" office:value-type="string" table:number-columns-spanned="3" table:number-rows-spanned="1">
            <text:p>Instalação</text:p>
          </table:table-cell>
          <table:covered-table-cell table:number-columns-repeated="2" table:style-name="ce172"/>
          <table:table-cell table:style-name="ce192" office:value-type="string">
            <text:p>Aplicação instala sem problemas (build 2530)</text:p>
          </table:table-cell>
          <table:table-cell table:style-name="ce192" office:value-type="string">
            <text:p>Não instala</text:p>
            <text:p>Build 2462</text:p>
          </table:table-cell>
          <table:table-cell table:number-columns-repeated="4" table:style-name="ce192" office:value-type="string">
            <text:p>Aplicação instala sem problemas (build 2530)</text:p>
          </table:table-cell>
          <table:table-cell table:number-columns-repeated="2" table:style-name="ce216" office:value-type="string">
            <text:p>Instalação através de pacote deb, sem problemas (build 2462)</text:p>
          </table:table-cell>
          <table:table-cell table:number-columns-repeated="2" table:style-name="ce216" office:value-type="string">
            <text:p>Instalação através de pacote rpm, sem problemas (build 2462)</text:p>
          </table:table-cell>
          <table:table-cell table:number-columns-repeated="2" table:style-name="ce216" office:value-type="string">
            <text:p>Instalação através de pacote deb, sem problemas (build 2462)</text:p>
          </table:table-cell>
          <table:table-cell table:style-name="ce216" office:value-type="string">
            <text:p>Instalação através de pacote rpm, sem problemas (build 2462)</text:p>
          </table:table-cell>
          <table:table-cell table:style-name="ce216" office:value-type="string">
            <text:p>Não sistema operativo não disponivel para teste</text:p>
          </table:table-cell>
          <table:table-cell table:style-name="ce216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167"/>
          <table:table-cell table:style-name="ce172" office:value-type="string" table:number-columns-spanned="3" table:number-rows-spanned="1">
            <text:p>Observações</text:p>
          </table:table-cell>
          <table:covered-table-cell table:number-columns-repeated="2" table:style-name="ce172"/>
          <table:table-cell table:style-name="ce193" office:value-type="string">
            <text:p><text:span text:style-name="T5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4">- Quando é fechada a janela e se restaura, as tabs da morada <text:s/>(acedida préviamente) e certificados surgem vazios</text:span></text:p>
            <text:p><text:span text:style-name="T4">- Quando se remove um cartão e se coloca outro na aplicação utilitária, não devem persistir os dados do cartão anterior.</text:span></text:p>
            <text:p><text:span text:style-name="T5"/></text:p>
          </table:table-cell>
          <table:table-cell table:style-name="ce193" office:value-type="string">
            <text:p><text:span text:style-name="T4"/></text:p>
            <text:p><text:span text:style-name="T5"/></text:p>
          </table:table-cell>
          <table:table-cell table:style-name="ce213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213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6"/></text:p>
          </table:table-cell>
          <table:table-cell table:style-name="ce213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aceder à morada no final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6"/></text:p>
          </table:table-cell>
          <table:table-cell table:style-name="ce213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217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3">- pin autenticação bloqueado + pinpad GEMPLUS+ pkcs11 = CKR_GENERAL_ERROR, </text:span></text:p>
          </table:table-cell>
          <table:table-cell table:style-name="ce193" office:value-type="string">
            <text:p><text:span text:style-name="T3">- Quando um pin está bloqueado e se tenta verificar é indicado que o pin está errado.</text:span></text:p>
            <text:p><text:span text:style-name="T4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4"/></text:p>
            <text:p><text:span text:style-name="T5"/></text:p>
          </table:table-cell>
          <table:table-cell table:style-name="ce213" office:value-type="string">
            <text:p><text:span text:style-name="T8">- Não é criado um link para a aplicação no menu das aplicações.</text:span></text:p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213" office:value-type="string">
            <text:p><text:span text:style-name="T8">- Não é criado um link para a aplicação no menu das aplicações.</text:span></text:p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213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213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213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220"/>
          <table:table-cell table:style-name="ce213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português;</text:span></text:p>
            <text:p><text:span text:style-name="T3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168" office:value-type="float" office:value="1">
            <text:p>1</text:p>
          </table:table-cell>
          <table:table-cell table:style-name="ce173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73"/>
          <table:covered-table-cell table:number-columns-repeated="3" table:style-name="ce173" office:value-type="string">
            <text:p>- Não é possivel instalar noutra localização;</text:p>
          </table:covered-table-cell>
          <table:covered-table-cell table:number-columns-repeated="11" table:style-name="ce173"/>
          <table:table-cell table:number-columns-repeated="1005"/>
        </table:table-row>
        <table:table-row table:style-name="ro4">
          <table:table-cell table:style-name="ce167" table:number-columns-spanned="1" table:number-rows-spanned="3"/>
          <table:table-cell table:style-name="ce172" office:value-type="string" table:number-columns-spanned="1" table:number-rows-spanned="3">
            <text:p>1.1.</text:p>
          </table:table-cell>
          <table:table-cell table:style-name="ce178" office:value-type="string" table:number-columns-spanned="1" table:number-rows-spanned="3">
            <text:p>Identificação Civil</text:p>
          </table:table-cell>
          <table:table-cell table:style-name="ce185" office:value-type="string">
            <text:p>Disposição gráfica</text:p>
          </table:table-cell>
          <table:table-cell table:style-name="ce194" office:value-type="string">
            <text:p>OK</text:p>
          </table:table-cell>
          <table:table-cell table:style-name="ce210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211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212"/>
          <table:table-cell table:number-columns-repeated="11"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1.2.</text:p>
          </table:table-cell>
          <table:table-cell table:style-name="ce179" office:value-type="string" table:number-columns-spanned="1" table:number-rows-spanned="3">
            <text:p>Outros Dado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1.3.</text:p>
          </table:table-cell>
          <table:table-cell table:style-name="ce179" office:value-type="string" table:number-columns-spanned="1" table:number-rows-spanned="3">
            <text:p>Morada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3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1.4.</text:p>
          </table:table-cell>
          <table:table-cell table:style-name="ce179" office:value-type="string" table:number-columns-spanned="1" table:number-rows-spanned="3">
            <text:p>Certificado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7" office:value-type="string">
            <text:p>NOK, existe tradução para a lingua inglesa parcialmente, os elementos identificativos dos atributos estão fixos em português</text:p>
          </table:table-cell>
          <table:table-cell table:style-name="ce197"/>
          <table:table-cell table:number-columns-repeated="11" table:style-name="ce197" office:value-type="string">
            <text:p>NOK, existe tradução para a lingua inglesa parcialmente, os elementos identificativos dos atributos estão fixos em português</text:p>
          </table:table-cell>
          <table:table-cell table:style-name="ce221"/>
          <table:table-cell table:style-name="ce19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8" office:value-type="string">
            <text:p>OK</text:p>
          </table:table-cell>
          <table:table-cell table:style-name="ce198"/>
          <table:table-cell table:number-columns-repeated="11" table:style-name="ce198" office:value-type="string">
            <text:p>OK</text:p>
          </table:table-cell>
          <table:table-cell table:style-name="ce167"/>
          <table:table-cell table:style-name="ce19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1.5.</text:p>
          </table:table-cell>
          <table:table-cell table:style-name="ce179" office:value-type="string" table:number-columns-spanned="1" table:number-rows-spanned="3">
            <text:p>Códigos PIN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7" office:value-type="string">
            <text:p>NOK, existe tradução para a lingua inglesa parcialmente, os elementos identificativos dos atributos estão fixos em português</text:p>
          </table:table-cell>
          <table:table-cell table:style-name="ce197"/>
          <table:table-cell table:number-columns-repeated="11" table:style-name="ce197" office:value-type="string">
            <text:p>NOK, existe tradução para a lingua inglesa parcialmente, os elementos identificativos dos atributos estão fixos em português</text:p>
          </table:table-cell>
          <table:table-cell table:style-name="ce221"/>
          <table:table-cell table:style-name="ce19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1.6.</text:p>
          </table:table-cell>
          <table:table-cell table:style-name="ce179" office:value-type="string" table:number-columns-spanned="1" table:number-rows-spanned="3">
            <text:p>Bloco de Nota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7" office:value-type="string">
            <text:p>NOK, a escolha da linguagem não afecta os elementos.</text:p>
          </table:table-cell>
          <table:table-cell table:style-name="ce197"/>
          <table:table-cell table:number-columns-repeated="11" table:style-name="ce197" office:value-type="string">
            <text:p>NOK, a escolha da linguagem não afecta os elementos.</text:p>
          </table:table-cell>
          <table:table-cell table:style-name="ce221"/>
          <table:table-cell table:style-name="ce197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68" office:value-type="float" office:value="2">
            <text:p>2</text:p>
          </table:table-cell>
          <table:table-cell table:style-name="ce175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7" table:style-name="ce175"/>
          <table:table-cell table:number-columns-repeated="1005"/>
        </table:table-row>
        <table:table-row table:style-name="ro4">
          <table:table-cell table:style-name="ce167" table:number-columns-spanned="1" table:number-rows-spanned="3"/>
          <table:table-cell table:style-name="ce172" office:value-type="string" table:number-columns-spanned="1" table:number-rows-spanned="3">
            <text:p>2.1.</text:p>
          </table:table-cell>
          <table:table-cell table:style-name="ce178" office:value-type="string" table:number-columns-spanned="1" table:number-rows-spanned="3">
            <text:p>Activação da Assinatura</text:p>
          </table:table-cell>
          <table:table-cell table:style-name="ce185" office:value-type="string">
            <text:p>Disposição gráfica</text:p>
          </table:table-cell>
          <table:table-cell table:style-name="ce199" office:value-type="string">
            <text:p>NA</text:p>
          </table:table-cell>
          <table:table-cell table:style-name="ce199"/>
          <table:table-cell table:number-columns-repeated="11" table:style-name="ce199" office:value-type="string">
            <text:p>NA</text:p>
          </table:table-cell>
          <table:table-cell table:style-name="ce199"/>
          <table:table-cell table:style-name="ce19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86" office:value-type="string">
            <text:p>Linguagens</text:p>
          </table:table-cell>
          <table:table-cell table:style-name="ce199" office:value-type="string">
            <text:p>NA</text:p>
          </table:table-cell>
          <table:table-cell table:style-name="ce199"/>
          <table:table-cell table:number-columns-repeated="11" table:style-name="ce199" office:value-type="string">
            <text:p>NA</text:p>
          </table:table-cell>
          <table:table-cell table:style-name="ce199"/>
          <table:table-cell table:style-name="ce19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72" office:value-type="string">
            <text:p>Informação exibida</text:p>
          </table:table-cell>
          <table:table-cell table:style-name="ce200" office:value-type="string">
            <text:p>NA</text:p>
          </table:table-cell>
          <table:table-cell table:style-name="ce200"/>
          <table:table-cell table:number-columns-repeated="11" table:style-name="ce200" office:value-type="string">
            <text:p>NA</text:p>
          </table:table-cell>
          <table:table-cell table:style-name="ce200"/>
          <table:table-cell table:style-name="ce200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2.</text:p>
          </table:table-cell>
          <table:table-cell table:style-name="ce179" office:value-type="string" table:number-columns-spanned="1" table:number-rows-spanned="3">
            <text:p>Activação do Cartão</text:p>
          </table:table-cell>
          <table:table-cell table:style-name="ce187" office:value-type="string">
            <text:p>Disposição gráfica</text:p>
          </table:table-cell>
          <table:table-cell table:style-name="ce201" office:value-type="string">
            <text:p>NA</text:p>
          </table:table-cell>
          <table:table-cell table:style-name="ce201"/>
          <table:table-cell table:number-columns-repeated="11" table:style-name="ce201" office:value-type="string">
            <text:p>NA</text:p>
          </table:table-cell>
          <table:table-cell table:style-name="ce201"/>
          <table:table-cell table:style-name="ce2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7" office:value-type="string">
            <text:p>NA</text:p>
          </table:table-cell>
          <table:table-cell table:style-name="ce197"/>
          <table:table-cell table:number-columns-repeated="11" table:style-name="ce197" office:value-type="string">
            <text:p>NA</text:p>
          </table:table-cell>
          <table:table-cell table:style-name="ce197"/>
          <table:table-cell table:style-name="ce19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11" table:style-name="ce202" office:value-type="string">
            <text:p>NA</text:p>
          </table:table-cell>
          <table:table-cell table:style-name="ce200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3.</text:p>
          </table:table-cell>
          <table:table-cell table:style-name="ce179" office:value-type="string" table:number-columns-spanned="1" table:number-rows-spanned="3">
            <text:p>Acesso à Morada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195" office:value-type="string">
            <office:annotation draw:style-name="gr16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/>
          <table:table-cell table:style-name="ce195" office:value-type="string">
            <office:annotation draw:style-name="gr16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4.</text:p>
          </table:table-cell>
          <table:table-cell table:style-name="ce179" office:value-type="string" table:number-columns-spanned="1" table:number-rows-spanned="3">
            <text:p>Verificação de PIN´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4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5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195" office:value-type="string">
            <office:annotation draw:style-name="gr16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/>
          <table:table-cell table:style-name="ce195" office:value-type="string">
            <office:annotation draw:style-name="gr16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5.</text:p>
          </table:table-cell>
          <table:table-cell table:style-name="ce179" office:value-type="string" table:number-columns-spanned="1" table:number-rows-spanned="3">
            <text:p>Alteração de PIN´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4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5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195" office:value-type="string">
            <office:annotation draw:style-name="gr16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/>
          <table:table-cell table:style-name="ce195" office:value-type="string">
            <office:annotation draw:style-name="gr16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6.</text:p>
          </table:table-cell>
          <table:table-cell table:style-name="ce179" office:value-type="string" table:number-columns-spanned="1" table:number-rows-spanned="3">
            <text:p>Escrita na área de Bloco de Notas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4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5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195" office:value-type="string">
            <office:annotation draw:style-name="gr16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/>
          <table:table-cell table:style-name="ce195" office:value-type="string">
            <office:annotation draw:style-name="gr16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6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7.</text:p>
          </table:table-cell>
          <table:table-cell table:style-name="ce179" office:value-type="string" table:number-columns-spanned="1" table:number-rows-spanned="3">
            <text:p>Utilização do Certificado de Assinatura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24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4" table:style-name="ce205" office:value-type="string">
            <text:p>OK</text:p>
          </table:table-cell>
          <table:table-cell table:style-name="ce195" office:value-type="string">
            <text:p>OK</text:p>
          </table:table-cell>
          <table:table-cell table:number-columns-repeated="2" table:style-name="ce214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4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4" office:value-type="string">
            <text:p>OK</text:p>
          </table:table-cell>
          <table:table-cell table:style-name="ce226"/>
          <table:table-cell table:style-name="ce2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8.</text:p>
          </table:table-cell>
          <table:table-cell table:style-name="ce179" office:value-type="string" table:number-columns-spanned="1" table:number-rows-spanned="3">
            <text:p>Utilização do Certificado de Autenticação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24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4" table:style-name="ce214" office:value-type="string">
            <text:p>OK</text:p>
          </table:table-cell>
          <table:table-cell table:style-name="ce195" office:value-type="string">
            <text:p>OK</text:p>
          </table:table-cell>
          <table:table-cell table:number-columns-repeated="2" table:style-name="ce214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4" office:value-type="string">
            <text:p>OK</text:p>
          </table:table-cell>
          <table:table-cell table:style-name="ce195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4" office:value-type="string">
            <text:p>OK</text:p>
          </table:table-cell>
          <table:table-cell table:style-name="ce227"/>
          <table:table-cell table:style-name="ce2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2.9.</text:p>
          </table:table-cell>
          <table:table-cell table:style-name="ce179" office:value-type="string" table:number-columns-spanned="1" table:number-rows-spanned="3">
            <text:p>Desbloqueio de PIN´s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24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 exibida</text:p>
          </table:table-cell>
          <table:table-cell table:style-name="ce206" office:value-type="string">
            <text:p>NA</text:p>
          </table:table-cell>
          <table:table-cell table:style-name="ce206"/>
          <table:table-cell table:number-columns-repeated="11" table:style-name="ce206" office:value-type="string">
            <text:p>NA</text:p>
          </table:table-cell>
          <table:table-cell table:style-name="ce226"/>
          <table:table-cell table:style-name="ce206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168" office:value-type="float" office:value="3">
            <text:p>3</text:p>
          </table:table-cell>
          <table:table-cell table:style-name="ce176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7" table:style-name="ce176"/>
          <table:table-cell table:number-columns-repeated="1005"/>
        </table:table-row>
        <table:table-row table:style-name="ro4">
          <table:table-cell table:style-name="ce167" table:number-columns-spanned="1" table:number-rows-spanned="3"/>
          <table:table-cell table:style-name="ce172" office:value-type="string" table:number-columns-spanned="1" table:number-rows-spanned="3">
            <text:p>3.1.</text:p>
          </table:table-cell>
          <table:table-cell table:style-name="ce178" office:value-type="string" table:number-columns-spanned="1" table:number-rows-spanned="3">
            <text:p>Activação da Assinatura</text:p>
          </table:table-cell>
          <table:table-cell table:style-name="ce185" office:value-type="string">
            <text:p>Disposição gráfica</text:p>
          </table:table-cell>
          <table:table-cell table:style-name="ce194" office:value-type="string">
            <text:p>NA</text:p>
          </table:table-cell>
          <table:table-cell table:style-name="ce194"/>
          <table:table-cell table:number-columns-repeated="11" table:style-name="ce194" office:value-type="string">
            <text:p>NA</text:p>
          </table:table-cell>
          <table:table-cell table:style-name="ce199"/>
          <table:table-cell table:style-name="ce19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86" office:value-type="string">
            <text:p>Linguagens</text:p>
          </table:table-cell>
          <table:table-cell table:style-name="ce194" office:value-type="string">
            <text:p>NA</text:p>
          </table:table-cell>
          <table:table-cell table:style-name="ce194"/>
          <table:table-cell table:number-columns-repeated="11" table:style-name="ce194" office:value-type="string">
            <text:p>NA</text:p>
          </table:table-cell>
          <table:table-cell table:style-name="ce199"/>
          <table:table-cell table:style-name="ce19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style-name="ce172"/>
          <table:covered-table-cell table:style-name="ce178"/>
          <table:table-cell table:style-name="ce172" office:value-type="string">
            <text:p>Informação</text:p>
          </table:table-cell>
          <table:table-cell table:style-name="ce195" office:value-type="string">
            <text:p>NA</text:p>
          </table:table-cell>
          <table:table-cell table:style-name="ce195"/>
          <table:table-cell table:number-columns-repeated="11" table:style-name="ce195" office:value-type="string">
            <text:p>NA</text:p>
          </table:table-cell>
          <table:table-cell table:style-name="ce200"/>
          <table:table-cell table:style-name="ce19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2.</text:p>
          </table:table-cell>
          <table:table-cell table:style-name="ce179" office:value-type="string" table:number-columns-spanned="1" table:number-rows-spanned="3">
            <text:p>Activação do Cartão</text:p>
          </table:table-cell>
          <table:table-cell table:style-name="ce187" office:value-type="string">
            <text:p>Disposição gráfica</text:p>
          </table:table-cell>
          <table:table-cell table:style-name="ce201" office:value-type="string">
            <text:p>NA</text:p>
          </table:table-cell>
          <table:table-cell table:style-name="ce201"/>
          <table:table-cell table:number-columns-repeated="7" table:style-name="ce201" office:value-type="string">
            <text:p>NA</text:p>
          </table:table-cell>
          <table:table-cell table:style-name="ce194" office:value-type="string">
            <text:p>NA</text:p>
          </table:table-cell>
          <table:table-cell table:style-name="ce201" office:value-type="string">
            <text:p>NA</text:p>
          </table:table-cell>
          <table:table-cell table:style-name="ce194" office:value-type="string">
            <text:p>NA</text:p>
          </table:table-cell>
          <table:table-cell table:style-name="ce201" office:value-type="string">
            <text:p>NA</text:p>
          </table:table-cell>
          <table:table-cell table:style-name="ce201"/>
          <table:table-cell table:style-name="ce2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7" office:value-type="string">
            <text:p>NA</text:p>
          </table:table-cell>
          <table:table-cell table:style-name="ce197"/>
          <table:table-cell table:number-columns-repeated="7" table:style-name="ce197" office:value-type="string">
            <text:p>NA</text:p>
          </table:table-cell>
          <table:table-cell table:style-name="ce194" office:value-type="string">
            <text:p>NA</text:p>
          </table:table-cell>
          <table:table-cell table:style-name="ce197" office:value-type="string">
            <text:p>NA</text:p>
          </table:table-cell>
          <table:table-cell table:style-name="ce194" office:value-type="string">
            <text:p>NA</text:p>
          </table:table-cell>
          <table:table-cell table:style-name="ce197" office:value-type="string">
            <text:p>NA</text:p>
          </table:table-cell>
          <table:table-cell table:style-name="ce197"/>
          <table:table-cell table:style-name="ce19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7"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200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3.</text:p>
          </table:table-cell>
          <table:table-cell table:style-name="ce179" office:value-type="string" table:number-columns-spanned="1" table:number-rows-spanned="3">
            <text:p>Acesso à Morada</text:p>
          </table:table-cell>
          <table:table-cell table:style-name="ce187" office:value-type="string">
            <text:p>Disposição gráfica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2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194" office:value-type="string">
            <text:p>OK</text:p>
          </table:table-cell>
          <table:table-cell table:style-name="ce194"/>
          <table:table-cell table:number-columns-repeated="11" table:style-name="ce194" office:value-type="string">
            <text:p>OK</text:p>
          </table:table-cell>
          <table:table-cell table:style-name="ce221"/>
          <table:table-cell table:style-name="ce19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167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4.</text:p>
          </table:table-cell>
          <table:table-cell table:style-name="ce179" office:value-type="string" table:number-columns-spanned="1" table:number-rows-spanned="3">
            <text:p>Verificação de PIN´s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OK</text:p>
          </table:table-cell>
          <table:table-cell table:style-name="ce203"/>
          <table:table-cell table:number-columns-repeated="11" table:style-name="ce203" office:value-type="string">
            <text:p>OK</text:p>
          </table:table-cell>
          <table:table-cell table:style-name="ce224"/>
          <table:table-cell table:style-name="ce20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11" table:style-name="ce206" office:value-type="string">
            <text:p>OK</text:p>
          </table:table-cell>
          <table:table-cell table:style-name="ce226"/>
          <table:table-cell table:style-name="ce20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5.</text:p>
          </table:table-cell>
          <table:table-cell table:style-name="ce179" office:value-type="string" table:number-columns-spanned="1" table:number-rows-spanned="3">
            <text:p>Alteração de PIN´s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OK</text:p>
          </table:table-cell>
          <table:table-cell table:style-name="ce203"/>
          <table:table-cell table:number-columns-repeated="11" table:style-name="ce203" office:value-type="string">
            <text:p>OK</text:p>
          </table:table-cell>
          <table:table-cell table:style-name="ce224"/>
          <table:table-cell table:style-name="ce20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11" table:style-name="ce206" office:value-type="string">
            <text:p>OK</text:p>
          </table:table-cell>
          <table:table-cell table:style-name="ce226"/>
          <table:table-cell table:style-name="ce20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6.</text:p>
          </table:table-cell>
          <table:table-cell table:style-name="ce179" office:value-type="string" table:number-columns-spanned="1" table:number-rows-spanned="3">
            <text:p>Escrita na área de Bloco de Notas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OK</text:p>
          </table:table-cell>
          <table:table-cell table:style-name="ce203"/>
          <table:table-cell table:number-columns-repeated="11" table:style-name="ce203" office:value-type="string">
            <text:p>OK</text:p>
          </table:table-cell>
          <table:table-cell table:style-name="ce224"/>
          <table:table-cell table:style-name="ce20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11" table:style-name="ce206" office:value-type="string">
            <text:p>OK</text:p>
          </table:table-cell>
          <table:table-cell table:style-name="ce226"/>
          <table:table-cell table:style-name="ce20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7.</text:p>
          </table:table-cell>
          <table:table-cell table:style-name="ce179" office:value-type="string" table:number-columns-spanned="1" table:number-rows-spanned="3">
            <text:p>Utilização do Certificado de Assinatura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OK</text:p>
          </table:table-cell>
          <table:table-cell table:style-name="ce203"/>
          <table:table-cell table:number-columns-repeated="11" table:style-name="ce203" office:value-type="string">
            <text:p>OK</text:p>
          </table:table-cell>
          <table:table-cell table:style-name="ce224"/>
          <table:table-cell table:style-name="ce20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11" table:style-name="ce206" office:value-type="string">
            <text:p>OK</text:p>
          </table:table-cell>
          <table:table-cell table:style-name="ce226"/>
          <table:table-cell table:style-name="ce20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8.</text:p>
          </table:table-cell>
          <table:table-cell table:style-name="ce179" office:value-type="string" table:number-columns-spanned="1" table:number-rows-spanned="3">
            <text:p>Utilização do Certificado de Autenticação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OK</text:p>
          </table:table-cell>
          <table:table-cell table:style-name="ce203"/>
          <table:table-cell table:number-columns-repeated="11" table:style-name="ce203" office:value-type="string">
            <text:p>OK</text:p>
          </table:table-cell>
          <table:table-cell table:style-name="ce224"/>
          <table:table-cell table:style-name="ce20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11" table:style-name="ce206" office:value-type="string">
            <text:p>OK</text:p>
          </table:table-cell>
          <table:table-cell table:style-name="ce226"/>
          <table:table-cell table:style-name="ce20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69" table:number-columns-spanned="1" table:number-rows-spanned="3"/>
          <table:table-cell table:style-name="ce174" office:value-type="string" table:number-columns-spanned="1" table:number-rows-spanned="3">
            <text:p>3.9.</text:p>
          </table:table-cell>
          <table:table-cell table:style-name="ce179" office:value-type="string" table:number-columns-spanned="1" table:number-rows-spanned="3">
            <text:p>Desbloqueio de PIN´s</text:p>
          </table:table-cell>
          <table:table-cell table:style-name="ce187" office:value-type="string">
            <text:p>Disposição gráfic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24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86" office:value-type="string">
            <text:p>Linguagens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9"/>
          <table:covered-table-cell table:style-name="ce174"/>
          <table:covered-table-cell table:style-name="ce179"/>
          <table:table-cell table:style-name="ce172" office:value-type="string">
            <text:p>Informação</text:p>
          </table:table-cell>
          <table:table-cell table:style-name="ce206" office:value-type="string">
            <text:p>NA</text:p>
          </table:table-cell>
          <table:table-cell table:style-name="ce206"/>
          <table:table-cell table:number-columns-repeated="11" table:style-name="ce206" office:value-type="string">
            <text:p>NA</text:p>
          </table:table-cell>
          <table:table-cell table:style-name="ce226"/>
          <table:table-cell table:style-name="ce20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180" office:value-type="string" table:number-columns-spanned="2" table:number-rows-spanned="1">
            <text:p>Modificação da localização de instalação</text:p>
          </table:table-cell>
          <table:covered-table-cell table:style-name="ce180"/>
          <table:table-cell table:style-name="ce207" office:value-type="string">
            <text:p>NOK</text:p>
          </table:table-cell>
          <table:table-cell table:style-name="ce207"/>
          <table:table-cell table:number-columns-repeated="4" table:style-name="ce207" office:value-type="string">
            <text:p>NOK</text:p>
          </table:table-cell>
          <table:table-cell table:number-columns-repeated="9" table:style-name="ce207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1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82"/>
          <table:table-cell table:style-name="ce208" office:value-type="string">
            <text:p>OK</text:p>
          </table:table-cell>
          <table:table-cell table:style-name="ce208"/>
          <table:table-cell table:style-name="ce209" office:value-type="string">
            <office:annotation draw:style-name="gr3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office:annotation draw:style-name="gr3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office:annotation draw:style-name="gr3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office:annotation draw:style-name="gr3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09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09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28"/>
          <table:table-cell table:style-name="ce219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Assinar documento MS Word</text:p>
          </table:table-cell>
          <table:covered-table-cell table:style-name="ce188"/>
          <table:table-cell table:style-name="ce208" office:value-type="string">
            <text:p>OK</text:p>
          </table:table-cell>
          <table:table-cell table:style-name="ce208"/>
          <table:table-cell table:style-name="ce208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18" office:value-type="string">
            <text:p>NA</text:p>
          </table:table-cell>
          <table:table-cell table:number-columns-repeated="8" table:style-name="ce2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Login com firefox (PKCS11)</text:p>
          </table:table-cell>
          <table:covered-table-cell table:style-name="ce188"/>
          <table:table-cell table:style-name="ce208" office:value-type="string">
            <text:p>OK</text:p>
          </table:table-cell>
          <table:table-cell table:style-name="ce208"/>
          <table:table-cell table:style-name="ce208" office:value-type="string">
            <office:annotation draw:style-name="gr6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office:annotation draw:style-name="gr7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8" office:value-type="string">
            <office:annotation draw:style-name="gr6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office:annotation draw:style-name="gr7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8" office:value-type="string">
            <office:annotation draw:style-name="gr7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8" office:value-type="string">
            <office:annotation draw:style-name="gr6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office:annotation draw:style-name="gr6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office:annotation draw:style-name="gr6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text:p>OK</text:p>
          </table:table-cell>
          <table:table-cell table:style-name="ce208" office:value-type="string">
            <office:annotation draw:style-name="gr6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8" office:value-type="string">
            <text:p>OK</text:p>
          </table:table-cell>
          <table:table-cell table:style-name="ce228"/>
          <table:table-cell table:style-name="ce229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Internet Explorer (CSP)</text:p>
          </table:table-cell>
          <table:covered-table-cell table:style-name="ce182"/>
          <table:table-cell table:style-name="ce208" office:value-type="string">
            <text:p>OK</text:p>
          </table:table-cell>
          <table:table-cell table:style-name="ce208"/>
          <table:table-cell table:number-columns-repeated="4" table:style-name="ce208" office:value-type="string">
            <text:p>NA</text:p>
          </table:table-cell>
          <table:table-cell table:number-columns-repeated="9" table:style-name="ce2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Internet Explorer (Minidriver)</text:p>
          </table:table-cell>
          <table:covered-table-cell table:style-name="ce182"/>
          <table:table-cell table:style-name="ce208" office:value-type="string">
            <text:p>NA</text:p>
          </table:table-cell>
          <table:table-cell table:style-name="ce208"/>
          <table:table-cell table:style-name="ce208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8" office:value-type="string">
            <office:annotation draw:style-name="gr17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number-columns-repeated="9" table:style-name="ce2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Login no sistema operativo</text:p>
          </table:table-cell>
          <table:covered-table-cell table:style-name="ce182"/>
          <table:table-cell table:style-name="ce208" office:value-type="string">
            <text:p>NA</text:p>
          </table:table-cell>
          <table:table-cell table:style-name="ce208"/>
          <table:table-cell table:style-name="ce209" office:value-type="string">
            <office:annotation draw:style-name="gr3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09" office:value-type="string">
            <office:annotation draw:style-name="gr3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08" office:value-type="string">
            <office:annotation draw:style-name="gr10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208" office:value-type="string">
            <office:annotation draw:style-name="gr10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219" office:value-type="string">
            <text:p>OK</text:p>
          </table:table-cell>
          <table:table-cell table:style-name="ce219" table:number-columns-repeated="2"/>
          <table:table-cell table:number-columns-repeated="3" table:style-name="ce219" office:value-type="string">
            <text:p>OK</text:p>
          </table:table-cell>
          <table:table-cell table:style-name="ce228"/>
          <table:table-cell table:style-name="ce2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Exportar dados para PDF</text:p>
          </table:table-cell>
          <table:covered-table-cell table:style-name="ce182"/>
          <table:table-cell table:style-name="ce209" office:value-type="string">
            <office:annotation draw:style-name="gr18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/>
          <table:table-cell table:style-name="ce209" office:value-type="string">
            <office:annotation draw:style-name="gr18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09" office:value-type="string">
            <office:annotation draw:style-name="gr18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28"/>
          <table:table-cell table:style-name="ce219"/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 table:number-columns-spanned="2" table:number-rows-spanned="1">
            <text:p>Assinatura de ficheiros</text:p>
          </table:table-cell>
          <table:covered-table-cell table:style-name="ce182"/>
          <table:table-cell table:style-name="ce209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/>
          <table:table-cell table:style-name="ce209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09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28"/>
          <table:table-cell table:style-name="ce219"/>
          <table:table-cell table:number-columns-repeated="1005"/>
        </table:table-row>
        <table:table-row table:style-name="ro5">
          <table:table-cell table:number-columns-repeated="2"/>
          <table:table-cell table:style-name="ce180" office:value-type="string" table:number-columns-spanned="2" table:number-rows-spanned="1">
            <text:p>Assinatura LibreOffice</text:p>
          </table:table-cell>
          <table:covered-table-cell table:style-name="ce180"/>
          <table:table-cell table:style-name="ce208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209"/>
          <table:table-cell table:style-name="ce208" office:value-type="string">
            <office:annotation draw:style-name="gr1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8" office:value-type="string">
            <office:annotation draw:style-name="gr1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8" office:value-type="string">
            <office:annotation draw:style-name="gr1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8" office:value-type="string">
            <office:annotation draw:style-name="gr1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207" office:value-type="string">
            <text:p>OK</text:p>
          </table:table-cell>
          <table:table-cell table:style-name="ce180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183"/>
          <table:table-cell table:style-name="ce18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77" office:value-type="string">
            <text:p>NOTA:</text:p>
          </table:table-cell>
          <table:table-cell table:style-name="ce184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9">Quando se alterna o idioma na aplicação:</text:span></text:p>
            <text:p><text:span text:style-name="T10">(inglẽs → português) </text:span></text:p>
            <text:p><text:span text:style-name="T10">→ </text:span><text:span text:style-name="T10">Existem problemas de encoding nas janelas do PIN;</text:span></text:p>
            <text:p><text:span text:style-name="T10">→ </text:span><text:span text:style-name="T10">Janela de PIN da morada continua em inglês</text:span></text:p>
            <text:p><text:span text:style-name="T10">(português → inglês)</text:span></text:p>
            <text:p><text:span text:style-name="T10">→ </text:span><text:span text:style-name="T10">Existem strings que permanecem em português nas janelas do PIN</text:span></text:p>
          </table:table-cell>
          <table:covered-table-cell table:number-columns-repeated="4" table:style-name="ce190"/>
          <table:covered-table-cell table:style-name="ce215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3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1"/>
        <table:table-column table:style-name="co8" table:default-cell-style-name="ce1"/>
        <table:table-column table:style-name="co10" table:default-cell-style-name="ce8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5" office:value-type="string">
            <text:p>MAC Leopard</text:p>
          </table:table-cell>
          <table:table-cell table:style-name="ce85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3" office:value-type="string">
            <text:p>Aplicação instala sem problemas (build 2530)</text:p>
          </table:table-cell>
          <table:table-cell table:style-name="ce234" office:value-type="string">
            <text:p>Não instala</text:p>
            <text:p>Build 2462</text:p>
          </table:table-cell>
          <table:table-cell table:number-columns-repeated="4" table:style-name="ce35" office:value-type="string">
            <text:p>Aplicação instala sem problemas (build 2530)</text:p>
          </table:table-cell>
          <table:table-cell table:number-columns-repeated="2" table:style-name="ce236" office:value-type="string">
            <text:p>Instalação através de pacote deb, sem problemas (build 2462)</text:p>
          </table:table-cell>
          <table:table-cell table:number-columns-repeated="2" table:style-name="ce236" office:value-type="string">
            <text:p>Instalação através de pacote rpm, sem problemas (build 2462)</text:p>
          </table:table-cell>
          <table:table-cell table:number-columns-repeated="2" table:style-name="ce236" office:value-type="string">
            <text:p>Instalação através de pacote deb, sem problemas (build 2462)</text:p>
          </table:table-cell>
          <table:table-cell table:style-name="ce236" office:value-type="string">
            <text:p>Instalação através de pacote rpm, sem problemas (build 2462)</text:p>
          </table:table-cell>
          <table:table-cell table:style-name="ce237" office:value-type="string">
            <text:p>Não sistema operativo não disponivel para teste</text:p>
          </table:table-cell>
          <table:table-cell table:style-name="ce237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6" office:value-type="string">
            <text:p><text:span text:style-name="T5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4">- Quando é fechada a janela e se restaura, as tabs da morada <text:s/>(acedida préviamente) e certificados surgem vazios</text:span></text:p>
            <text:p><text:span text:style-name="T4">- Quando se remove um cartão e se coloca outro na aplicação utilitária, não devem persistir os dados do cartão anterior.</text:span></text:p>
            <text:p><text:span text:style-name="T5"/></text:p>
          </table:table-cell>
          <table:table-cell table:style-name="ce119" office:value-type="string">
            <text:p><text:span text:style-name="T4"/></text:p>
            <text:p><text:span text:style-name="T5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aceder à morada no final é indicado que o pin está errado.</text:span></text:p>
            <text:p><text:span text:style-name="T3">- Quando se remove um cartão e se coloca outro na aplicação utilitária, não devem persistir os dados do cartão anterior.</text:span></text:p>
            <text:p><text:span text:style-name="T6"/></text:p>
          </table:table-cell>
          <table:table-cell table:style-name="ce80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74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3">- pin autenticação bloqueado + pinpad GEMPLUS+ pkcs11 = CKR_GENERAL_ERROR, </text:span></text:p>
          </table:table-cell>
          <table:table-cell table:style-name="ce36" office:value-type="string">
            <text:p><text:span text:style-name="T3">- Quando um pin está bloqueado e se tenta verificar é indicado que o pin está errado.</text:span></text:p>
            <text:p><text:span text:style-name="T4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4"/></text:p>
            <text:p><text:span text:style-name="T5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3">- Quando um pin está bloqueado e se tenta verificar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6"/>
          <table:table-cell table:style-name="ce80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português;</text:span></text:p>
            <text:p><text:span text:style-name="T3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0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2"/>
          <table:covered-table-cell table:style-name="ce10"/>
          <table:covered-table-cell table:style-name="ce82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1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2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90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28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a escolha da linguagem não afecta os elementos.</text:p>
          </table:table-cell>
          <table:table-cell table:style-name="ce127"/>
          <table:table-cell table:number-columns-repeated="11" table:style-name="ce117" office:value-type="string">
            <text:p>NOK, a escolha da linguagem não afecta os elementos.</text:p>
          </table:table-cell>
          <table:table-cell table:style-name="ce87"/>
          <table:table-cell table:style-name="ce117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29"/>
          <table:covered-table-cell table:number-columns-repeated="7" table:style-name="ce13"/>
          <table:covered-table-cell table:style-name="ce83"/>
          <table:covered-table-cell table:style-name="ce13"/>
          <table:covered-table-cell table:style-name="ce83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11" table:style-name="ce46" office:value-type="string">
            <text:p>NA</text:p>
          </table:table-cell>
          <table:table-cell table:style-name="ce43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16" draw:text-style-name="P1" svg:width="2.885in" svg:height="0.7571in" svg:x="6.4087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51" office:value-type="string">
            <text:p>OK</text:p>
          </table:table-cell>
          <table:table-cell table:style-name="ce106" office:value-type="string"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3.57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3.57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3"/>
          <table:table-cell table:style-name="ce6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67" office:value-type="string">
            <text:p>OK</text:p>
          </table:table-cell>
          <table:table-cell table:style-name="ce106" office:value-type="string"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4.16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4.16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4"/>
          <table:table-cell table:style-name="ce6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52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8"/>
          <table:covered-table-cell table:number-columns-repeated="7" table:style-name="ce14"/>
          <table:covered-table-cell table:style-name="ce84"/>
          <table:covered-table-cell table:style-name="ce14"/>
          <table:covered-table-cell table:style-name="ce84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7"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7"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3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8" office:value-type="string">
            <text:p>OK</text:p>
          </table:table-cell>
          <table:table-cell table:style-name="ce126"/>
          <table:table-cell table:number-columns-repeated="11" table:style-name="ce48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5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9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0"/>
          <table:table-cell table:number-columns-repeated="4" table:style-name="ce33" office:value-type="string">
            <text:p>NOK</text:p>
          </table:table-cell>
          <table:table-cell table:number-columns-repeated="9" table:style-name="ce75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0.674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141"/>
          <table:table-cell table:style-name="ce60" office:value-type="string">
            <office:annotation draw:style-name="gr3" draw:text-style-name="P2" svg:width="2.9996in" svg:height="0.9689in" svg:x="10.4276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2.3539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4.2102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3" draw:text-style-name="P2" svg:width="2.9996in" svg:height="0.9689in" svg:x="16.1067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60" office:value-type="string">
            <office:annotation draw:style-name="gr4" draw:text-style-name="P2" svg:width="2.4768in" svg:height="1.1469in" svg:x="19.8193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1.6957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3.552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60" office:value-type="string">
            <office:annotation draw:style-name="gr4" draw:text-style-name="P2" svg:width="2.4768in" svg:height="1.1469in" svg:x="27.2547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95"/>
          <table:table-cell table:style-name="ce79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68" office:value-type="string">
            <office:annotation draw:style-name="gr5" draw:text-style-name="P2" svg:width="1.9906in" svg:height="0.4484in" svg:x="10.4276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6.1067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6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58" office:value-type="string">
            <office:annotation draw:style-name="gr6" draw:text-style-name="P1" svg:width="1.4626in" svg:height="0.9409in" svg:x="10.2209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2.1472in" svg:y="19.9079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4.0035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5.9in" svg:y="19.9079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7" draw:text-style-name="P1" svg:width="1.4539in" svg:height="4.172in" svg:x="15.8799in" svg:y="19.9079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9.6126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1.489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3.3453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58" office:value-type="string">
            <office:annotation draw:style-name="gr6" draw:text-style-name="P1" svg:width="1.5264in" svg:height="0.9409in" svg:x="27.048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95"/>
          <table:table-cell table:style-name="ce115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141"/>
          <table:table-cell table:number-columns-repeated="4" table:style-name="ce59" office:value-type="string">
            <text:p>NA</text:p>
          </table:table-cell>
          <table:table-cell table:number-columns-repeated="9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8" office:value-type="string">
            <office:annotation draw:style-name="gr5" draw:text-style-name="P2" svg:width="1.9906in" svg:height="0.4484in" svg:x="10.4276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2.3539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5" draw:text-style-name="P2" svg:width="1.9906in" svg:height="0.4484in" svg:x="14.2102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8" office:value-type="string">
            <office:annotation draw:style-name="gr17" draw:text-style-name="P1" svg:width="2.0362in" svg:height="1.8587in" svg:x="15.9in" svg:y="21.4535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style-name="ce78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9" office:value-type="string">
            <office:annotation draw:style-name="gr3" draw:text-style-name="P2" svg:width="2.3331in" svg:height="0.9689in" svg:x="8.4811in" svg:y="21.6587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9" office:value-type="string">
            <office:annotation draw:style-name="gr3" draw:text-style-name="P2" svg:width="2.3331in" svg:height="0.9689in" svg:x="10.4075in" svg:y="21.6587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8" office:value-type="string">
            <office:annotation draw:style-name="gr10" draw:text-style-name="P1" svg:width="1.5264in" svg:height="2.4469in" svg:x="14.0035in" svg:y="22.3921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8" office:value-type="string">
            <office:annotation draw:style-name="gr10" draw:text-style-name="P1" svg:width="1.5264in" svg:height="2.4469in" svg:x="15.9in" svg:y="22.3921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9" office:value-type="string">
            <text:p>OK</text:p>
          </table:table-cell>
          <table:table-cell table:style-name="ce144" table:number-columns-repeated="2"/>
          <table:table-cell table:number-columns-repeated="3" table:style-name="ce79" office:value-type="string">
            <text:p>OK</text:p>
          </table:table-cell>
          <table:table-cell table:style-name="ce95"/>
          <table:table-cell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0" office:value-type="string">
            <office:annotation draw:style-name="gr18" draw:text-style-name="P2" svg:width="2.1913in" svg:height="0.613in" svg:x="6.6154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42"/>
          <table:table-cell table:style-name="ce60" office:value-type="string">
            <office:annotation draw:style-name="gr18" draw:text-style-name="P2" svg:width="2.1913in" svg:height="0.613in" svg:x="10.4276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12.3539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14.210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16.106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17.9535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19.8193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21.695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23.55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25.4083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27.254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0" office:value-type="string">
            <office:annotation draw:style-name="gr18" draw:text-style-name="P2" svg:width="2.1913in" svg:height="0.613in" svg:x="29.101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96"/>
          <table:table-cell table:style-name="ce78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9" office:value-type="string">
            <office:annotation draw:style-name="gr4" draw:text-style-name="P2" svg:width="3.4843in" svg:height="1.1469in" svg:x="6.6154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42"/>
          <table:table-cell table:style-name="ce69" office:value-type="string">
            <office:annotation draw:style-name="gr4" draw:text-style-name="P2" svg:width="3.4843in" svg:height="1.1469in" svg:x="10.4276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12.3539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14.210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16.106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17.9535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19.8193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1.695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3.55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5.4083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7.254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9.101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96"/>
          <table:table-cell table:style-name="ce78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1" office:value-type="string">
            <office:annotation draw:style-name="gr2" draw:text-style-name="P2" svg:width="1.1413in" svg:height="0.2571in" svg:x="6.6154in" svg:y="22.24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2"/>
          <table:table-cell table:style-name="ce61" office:value-type="string">
            <office:annotation draw:style-name="gr1" draw:text-style-name="P1" svg:width="3.7709in" svg:height="0.9689in" svg:x="10.2209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3.7709in" svg:height="0.9689in" svg:x="12.1472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3.7709in" svg:height="0.9689in" svg:x="14.0035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3.7709in" svg:height="0.9689in" svg:x="15.9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31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0" office:value-type="string">
            <text:p>NOTA:</text:p>
          </table:table-cell>
          <table:table-cell table:style-name="ce231" office:value-type="string" table:number-columns-spanned="6" table:number-rows-spanned="1">
            <office:annotation draw:style-name="gr2" draw:text-style-name="P2" svg:width="1.1413in" svg:height="0.435in" svg:x="12.3539in" svg:y="23.0209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9">Quando se alterna o idioma na aplicação:</text:span></text:p>
            <text:p><text:span text:style-name="T10">(inglẽs → português) </text:span></text:p>
            <text:p><text:span text:style-name="T10">→ </text:span><text:span text:style-name="T10">Existem problemas de encoding nas janelas do PIN;</text:span></text:p>
            <text:p><text:span text:style-name="T10">→ </text:span><text:span text:style-name="T10">Janela de PIN da morada continua em inglês</text:span></text:p>
            <text:p><text:span text:style-name="T10">(português → inglês)</text:span></text:p>
            <text:p><text:span text:style-name="T10">→ </text:span><text:span text:style-name="T10">Existem strings que permanecem em português nas janelas do PIN</text:span></text:p>
          </table:table-cell>
          <table:covered-table-cell table:number-columns-repeated="4" table:style-name="ce232"/>
          <table:covered-table-cell table:style-name="ce235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46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1"/>
        <table:table-column table:style-name="co8" table:default-cell-style-name="ce1"/>
        <table:table-column table:style-name="co10" table:default-cell-style-name="ce8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5" office:value-type="string">
            <text:p>MAC Leopard</text:p>
          </table:table-cell>
          <table:table-cell table:style-name="ce85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3" office:value-type="string">
            <text:p>Aplicação instala sem problemas (build 2462)</text:p>
          </table:table-cell>
          <table:table-cell table:style-name="ce118" office:value-type="string">
            <text:p>Não instala</text:p>
            <text:p>Build 2462</text:p>
          </table:table-cell>
          <table:table-cell table:number-columns-repeated="2" table:style-name="ce143" office:value-type="string">
            <text:p>Aplicação instala sem problemas (build 2462)</text:p>
          </table:table-cell>
          <table:table-cell table:number-columns-repeated="2" table:style-name="ce233" office:value-type="string">
            <text:p>Aplicação instala sem problemas (build 2462)</text:p>
          </table:table-cell>
          <table:table-cell table:number-columns-repeated="2" table:style-name="ce143" office:value-type="string">
            <text:p>Instalação através de pacote deb, sem problemas (build 2462)</text:p>
          </table:table-cell>
          <table:table-cell table:number-columns-repeated="2" table:style-name="ce143" office:value-type="string">
            <text:p>Instalação através de pacote rpm, sem problemas (build 2462)</text:p>
          </table:table-cell>
          <table:table-cell table:number-columns-repeated="2" table:style-name="ce143" office:value-type="string">
            <text:p>Instalação através de pacote deb, sem problemas (build 2462)</text:p>
          </table:table-cell>
          <table:table-cell table:style-name="ce143" office:value-type="string">
            <text:p>Instalação através de pacote rpm, sem problemas (build 2462)</text:p>
          </table:table-cell>
          <table:table-cell table:style-name="ce237" office:value-type="string">
            <text:p>Não sistema operativo não disponivel para teste</text:p>
          </table:table-cell>
          <table:table-cell table:style-name="ce237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utilizar o recurso no final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119" office:value-type="string">
            <text:p><text:span text:style-name="T4"/></text:p>
            <text:p><text:span text:style-name="T5"/></text:p>
          </table:table-cell>
          <table:table-cell table:style-name="ce80" office:value-type="string">
            <text:p>- O contrato de licença deve estar em português, ou alternativamente bilingue (português/inglês);</text:p>
            <text:p><text:span text:style-name="T11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utilizar o recurso no final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<text:span text:style-name="T11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3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</text:span></text:p>
            <text:p><text:span text:style-name="T6"/></text:p>
          </table:table-cell>
          <table:table-cell table:style-name="ce74" office:value-type="string">
            <text:p>- Quando o pin da morada está bloqueado e se tenta aceder à morada no final é indicado que o pin está errado.</text:p>
            <text:p><text:span text:style-name="T3">- Quando é fechada a janela e se restaura, as tabs da morada <text:s/>(acedida préviamente) e certificados surgem vazios</text:span></text:p>
            <text:p><text:span text:style-name="T3">- pin autenticação bloqueado + pinpad GEMPLUS+ pkcs11 = CKR_GENERAL_ERROR, </text:span></text:p>
          </table:table-cell>
          <table:table-cell table:style-name="ce36" office:value-type="string">
            <text:p><text:span text:style-name="T4">- Quando o pin da morada está bloqueado e se tenta aceder à morada no final é indicado que o pin está errado.</text:span></text:p>
            <text:p><text:span text:style-name="T4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4"/></text:p>
            <text:p><text:span text:style-name="T5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8">- Não é criado um link para a aplicação no menu das aplicações.</text:span></text:p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0" office:value-type="string">
            <text:p><text:span text:style-name="T8">- Quando o pin da morada está bloqueado e se tenta aceder à morada no final é indicado que o pin está errado.</text:span></text:p>
            <text:p><text:span text:style-name="T3">- Quando é fechada a janela e se restaura, as tabs da morada <text:s/>(acedida préviamente) e certificados surgem vazios.</text:span></text:p>
            <text:p><text:span text:style-name="T3">- pin autenticação bloqueado + pinpad GEMPLUS+ pkcs11 = CKR_GENERAL_ERROR, </text:span></text:p>
            <text:p><text:span text:style-name="T6"/></text:p>
          </table:table-cell>
          <table:table-cell table:style-name="ce86"/>
          <table:table-cell table:style-name="ce80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português;</text:span></text:p>
            <text:p><text:span text:style-name="T3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0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2"/>
          <table:covered-table-cell table:style-name="ce10"/>
          <table:covered-table-cell table:style-name="ce82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1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2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5"/>
          <table:table-cell table:number-columns-repeated="11" table:style-name="ce37" office:value-type="string">
            <text:p>OK</text:p>
          </table:table-cell>
          <table:table-cell table:style-name="ce87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90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28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127"/>
          <table:table-cell table:number-columns-repeated="11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117" office:value-type="string">
            <text:p>NOK, a escolha da linguagem não afecta os elementos.</text:p>
          </table:table-cell>
          <table:table-cell table:style-name="ce127"/>
          <table:table-cell table:number-columns-repeated="11" table:style-name="ce117" office:value-type="string">
            <text:p>NOK, a escolha da linguagem não afecta os elementos.</text:p>
          </table:table-cell>
          <table:table-cell table:style-name="ce87"/>
          <table:table-cell table:style-name="ce117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29"/>
          <table:covered-table-cell table:number-columns-repeated="7" table:style-name="ce13"/>
          <table:covered-table-cell table:style-name="ce83"/>
          <table:covered-table-cell table:style-name="ce13"/>
          <table:covered-table-cell table:style-name="ce83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2" office:value-type="string">
            <text:p>NA</text:p>
          </table:table-cell>
          <table:table-cell table:style-name="ce130"/>
          <table:table-cell table:number-columns-repeated="11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11" table:style-name="ce46" office:value-type="string">
            <text:p>NA</text:p>
          </table:table-cell>
          <table:table-cell table:style-name="ce43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92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91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text:p>OK</text:p>
          </table:table-cell>
          <table:table-cell table:style-name="ce126"/>
          <table:table-cell table:style-name="ce106" office:value-type="string">
            <office:annotation draw:style-name="gr16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6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6" office:value-type="string">
            <text:p>OK</text:p>
          </table:table-cell>
          <table:table-cell table:style-name="ce93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51" office:value-type="string">
            <text:p>OK</text:p>
          </table:table-cell>
          <table:table-cell table:style-name="ce106" office:value-type="string"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3"/>
          <table:table-cell table:style-name="ce6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1" office:value-type="string">
            <text:p>OK</text:p>
          </table:table-cell>
          <table:table-cell table:style-name="ce136"/>
          <table:table-cell table:number-columns-repeated="4" table:style-name="ce67" office:value-type="string">
            <text:p>OK</text:p>
          </table:table-cell>
          <table:table-cell table:style-name="ce106" office:value-type="string">
            <text:p>OK</text:p>
          </table:table-cell>
          <table:table-cell table:number-columns-repeated="2"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106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style-name="ce94"/>
          <table:table-cell table:style-name="ce6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52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8"/>
          <table:covered-table-cell table:number-columns-repeated="7" table:style-name="ce14"/>
          <table:covered-table-cell table:style-name="ce84"/>
          <table:covered-table-cell table:style-name="ce14"/>
          <table:covered-table-cell table:style-name="ce84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3" office:value-type="string">
            <text:p>NA</text:p>
          </table:table-cell>
          <table:table-cell table:style-name="ce125"/>
          <table:table-cell table:number-columns-repeated="11" table:style-name="ce53" office:value-type="string">
            <text:p>NA</text:p>
          </table:table-cell>
          <table:table-cell table:style-name="ce42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7"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5" office:value-type="string">
            <text:p>NA</text:p>
          </table:table-cell>
          <table:table-cell table:style-name="ce127"/>
          <table:table-cell table:number-columns-repeated="7"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3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6" office:value-type="string">
            <text:p>NA</text:p>
          </table:table-cell>
          <table:table-cell table:style-name="ce133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3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7" office:value-type="string">
            <text:p>OK</text:p>
          </table:table-cell>
          <table:table-cell table:style-name="ce124"/>
          <table:table-cell table:number-columns-repeated="11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8" office:value-type="string">
            <text:p>OK</text:p>
          </table:table-cell>
          <table:table-cell table:style-name="ce126"/>
          <table:table-cell table:number-columns-repeated="11" table:style-name="ce48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5" office:value-type="string">
            <text:p>OK</text:p>
          </table:table-cell>
          <table:table-cell table:style-name="ce134"/>
          <table:table-cell table:number-columns-repeated="11" table:style-name="ce55" office:value-type="string">
            <text:p>OK</text:p>
          </table:table-cell>
          <table:table-cell table:style-name="ce92"/>
          <table:table-cell table:style-name="ce5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91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7" office:value-type="string">
            <text:p>OK</text:p>
          </table:table-cell>
          <table:table-cell table:style-name="ce137"/>
          <table:table-cell table:number-columns-repeated="11" table:style-name="ce57" office:value-type="string">
            <text:p>OK</text:p>
          </table:table-cell>
          <table:table-cell table:style-name="ce93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49" office:value-type="string">
            <text:p>NA</text:p>
          </table:table-cell>
          <table:table-cell table:style-name="ce134"/>
          <table:table-cell table:number-columns-repeated="11" table:style-name="ce49" office:value-type="string">
            <text:p>NA</text:p>
          </table:table-cell>
          <table:table-cell table:style-name="ce92"/>
          <table:table-cell table:style-name="ce4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91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2" office:value-type="string">
            <text:p>NA</text:p>
          </table:table-cell>
          <table:table-cell table:style-name="ce137"/>
          <table:table-cell table:number-columns-repeated="11" table:style-name="ce52" office:value-type="string">
            <text:p>NA</text:p>
          </table:table-cell>
          <table:table-cell table:style-name="ce93"/>
          <table:table-cell table:style-name="ce52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9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0"/>
          <table:table-cell table:number-columns-repeated="4" table:style-name="ce33" office:value-type="string">
            <text:p>NOK</text:p>
          </table:table-cell>
          <table:table-cell table:number-columns-repeated="9" table:style-name="ce75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141"/>
          <table:table-cell table:style-name="ce60" office:value-type="string">
            <office:annotation draw:style-name="gr3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14" draw:text-style-name="P2" svg:width="2.4768in" svg:height="0.7909in" svg:x="12.3539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14" draw:text-style-name="P2" svg:width="2.4768in" svg:height="0.7909in" svg:x="14.2102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14" draw:text-style-name="P2" svg:width="2.4768in" svg:height="0.7909in" svg:x="16.1067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60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60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0" office:value-type="string">
            <text:p>OK</text:p>
          </table:table-cell>
          <table:table-cell table:style-name="ce95"/>
          <table:table-cell table:style-name="ce79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61" office:value-type="string">
            <office:annotation draw:style-name="gr14" draw:text-style-name="P2" svg:width="2.5756in" svg:height="0.7909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GEMSAFE – OK</text:span></text:p>
              <text:p text:style-name="P2"><text:span text:style-name="T2">→ </text:span><text:span text:style-name="T2">Leitor ACR83 – NOK</text:span></text:p>
              <text:p text:style-name="P2"><text:span text:style-name="T2">→ </text:span><text:span text:style-name="T2">Leitor Xiring - ?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1.5264in" svg:height="0.9689in" svg:x="12.1472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1" office:value-type="string">
            <text:p>NOK</text:p>
          </table:table-cell>
          <table:table-cell table:style-name="ce61" office:value-type="string">
            <office:annotation draw:style-name="gr1" draw:text-style-name="P1" svg:width="1.5264in" svg:height="0.9689in" svg:x="15.9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76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8" office:value-type="string">
            <text:p>OK</text:p>
          </table:table-cell>
          <table:table-cell table:style-name="ce141"/>
          <table:table-cell table:style-name="ce58" office:value-type="string">
            <office:annotation draw:style-name="gr6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text:p>OK</text:p>
          </table:table-cell>
          <table:table-cell table:style-name="ce58" office:value-type="string">
            <office:annotation draw:style-name="gr6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text:p>OK</text:p>
          </table:table-cell>
          <table:table-cell table:style-name="ce58" office:value-type="string">
            <office:annotation draw:style-name="gr7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58" office:value-type="string">
            <office:annotation draw:style-name="gr6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text:p>OK</text:p>
          </table:table-cell>
          <table:table-cell table:style-name="ce95"/>
          <table:table-cell table:style-name="ce115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8" office:value-type="string">
            <text:p>OK</text:p>
          </table:table-cell>
          <table:table-cell table:style-name="ce141"/>
          <table:table-cell table:number-columns-repeated="4" table:style-name="ce59" office:value-type="string">
            <text:p>NA</text:p>
          </table:table-cell>
          <table:table-cell table:number-columns-repeated="9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9" office:value-type="string">
            <text:p>NOK</text:p>
          </table:table-cell>
          <table:table-cell table:style-name="ce69" office:value-type="string">
            <office:annotation draw:style-name="gr3" draw:text-style-name="P2" svg:width="1.8555in" svg:height="0.9689in" svg:x="12.3539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3" draw:text-style-name="P2" svg:width="1.8555in" svg:height="0.9689in" svg:x="16.1067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78" office:value-type="string">
            <text:p>NA</text:p>
          </table:table-cell>
          <table:table-cell table:number-columns-repeated="8"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141"/>
          <table:table-cell table:style-name="ce69" office:value-type="string">
            <text:p>NOK</text:p>
          </table:table-cell>
          <table:table-cell table:style-name="ce69" office:value-type="string">
            <office:annotation draw:style-name="gr3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8" office:value-type="string">
            <office:annotation draw:style-name="gr10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8" office:value-type="string">
            <text:p>OK</text:p>
          </table:table-cell>
          <table:table-cell table:number-columns-repeated="2" table:style-name="ce79" office:value-type="string">
            <text:p>OK</text:p>
          </table:table-cell>
          <table:table-cell table:style-name="ce144" table:number-columns-repeated="2"/>
          <table:table-cell table:number-columns-repeated="3" table:style-name="ce79" office:value-type="string">
            <text:p>OK</text:p>
          </table:table-cell>
          <table:table-cell table:style-name="ce95"/>
          <table:table-cell table:style-name="ce7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9" office:value-type="string">
            <text:p>NOK</text:p>
          </table:table-cell>
          <table:table-cell table:style-name="ce142"/>
          <table:table-cell table:style-name="ce69" office:value-type="string">
            <office:annotation draw:style-name="gr2" draw:text-style-name="P2" svg:width="1.1413in" svg:height="1.5028in" svg:x="10.4276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2" draw:text-style-name="P2" svg:width="1.1413in" svg:height="1.5028in" svg:x="14.2102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2" draw:text-style-name="P2" svg:width="1.1413in" svg:height="2.2146in" svg:x="17.9535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2" draw:text-style-name="P2" svg:width="1.1413in" svg:height="2.2146in" svg:x="21.695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office:annotation draw:style-name="gr2" draw:text-style-name="P2" svg:width="1.1413in" svg:height="2.2146in" svg:x="23.552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2" draw:text-style-name="P2" svg:width="1.1413in" svg:height="2.2146in" svg:x="27.254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96"/>
          <table:table-cell table:style-name="ce78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9" office:value-type="string">
            <text:p>NOK</text:p>
          </table:table-cell>
          <table:table-cell table:style-name="ce142"/>
          <table:table-cell table:style-name="ce69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69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9" office:value-type="string">
            <text:p>NOK</text:p>
          </table:table-cell>
          <table:table-cell table:style-name="ce96"/>
          <table:table-cell table:style-name="ce78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2"/>
          <table:table-cell table:style-name="ce61" office:value-type="string">
            <office:annotation draw:style-name="gr1" draw:text-style-name="P1" svg:width="1.5264in" svg:height="0.9689in" svg:x="10.220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1.5264in" svg:height="0.9689in" svg:x="12.1472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1.5264in" svg:height="0.9689in" svg:x="14.0035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1" office:value-type="string">
            <office:annotation draw:style-name="gr1" draw:text-style-name="P1" svg:width="1.5264in" svg:height="0.9689in" svg:x="15.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number-columns-repeated="7" table:style-name="ce31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0" office:value-type="string">
            <text:p>NOTA:</text:p>
          </table:table-cell>
          <table:table-cell table:style-name="ce231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9">Quando se alterna o idioma na aplicação:</text:span></text:p>
            <text:p><text:span text:style-name="T10">(inglẽs → português) </text:span></text:p>
            <text:p><text:span text:style-name="T10">→ </text:span><text:span text:style-name="T10">Existem problemas de encoding nas janelas do PIN;</text:span></text:p>
            <text:p><text:span text:style-name="T10">→ </text:span><text:span text:style-name="T10">Janela de PIN da morada continua em inglês</text:span></text:p>
            <text:p><text:span text:style-name="T10">(português → inglês)</text:span></text:p>
            <text:p><text:span text:style-name="T10">→ </text:span><text:span text:style-name="T10">Existem strings que permanecem em português nas janelas do PIN</text:span></text:p>
          </table:table-cell>
          <table:covered-table-cell table:number-columns-repeated="4" table:style-name="ce232"/>
          <table:covered-table-cell table:style-name="ce235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34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6" table:default-cell-style-name="ce1"/>
        <table:table-row table:style-name="ro1">
          <table:table-cell/>
          <table:table-cell table:style-name="ce7" office:value-type="string" table:number-columns-spanned="6" table:number-rows-spanned="1">
            <text:p>Aplicação utilitária - novo middleware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style-name="ce34" office:value-type="string">
            <text:p>SUSE</text:p>
          </table:table-cell>
          <table:table-cell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5" office:value-type="string">
            <text:p>MAC Leopard</text:p>
          </table:table-cell>
          <table:table-cell table:style-name="ce85" office:value-type="string">
            <text:p>MAC SnowLeopard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3" table:style-name="ce8"/>
          <table:table-cell table:number-columns-repeated="2"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41" office:value-type="string">
            <text:p>Aplicação instala sem problemas <text:s/>(build 2349)</text:p>
          </table:table-cell>
          <table:table-cell table:number-columns-repeated="2" table:style-name="ce143" office:value-type="string">
            <text:p>Aplicação instala sem problemas (build 2349)</text:p>
          </table:table-cell>
          <table:table-cell table:number-columns-repeated="2" table:style-name="ce241" office:value-type="string">
            <text:p>Aplicação instala sem problemas <text:s/>(build 2349)</text:p>
          </table:table-cell>
          <table:table-cell table:number-columns-repeated="2" table:style-name="ce143" office:value-type="string">
            <text:p>Instalação através de pacote deb, sem problemas</text:p>
          </table:table-cell>
          <table:table-cell table:style-name="ce237" office:value-type="string">
            <text:p>pacote não disponivel durante a realização dos testes</text:p>
          </table:table-cell>
          <table:table-cell table:style-name="ce143" office:value-type="string">
            <text:p>Instalação através de pacote deb, sem problemas</text:p>
          </table:table-cell>
          <table:table-cell table:style-name="ce237" office:value-type="string">
            <text:p>pacote não disponivel durante a realização dos testes</text:p>
          </table:table-cell>
          <table:table-cell table:style-name="ce237" office:value-type="string">
            <text:p>Não sistema operativo não disponivel para teste</text:p>
          </table:table-cell>
          <table:table-cell table:style-name="ce237" office:value-type="string">
            <text:p>Aplicação instala sem problemas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A linguagem da interface da aplicação não é por omissão português;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A linguagem da interface da aplicação não é por omissão português;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A linguagem da interface da aplicação não é por omissão português;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A linguagem da interface da aplicação não é por omissão português;</text:span></text:p>
            <text:p><text:span text:style-name="T6"/></text:p>
          </table:table-cell>
          <table:table-cell table:style-name="ce80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;</text:span></text:p>
            <text:p><text:span text:style-name="T6">- A linguagem da interface da aplicação não é por omissão português;</text:span></text:p>
            <text:p><text:span text:style-name="T6"/></text:p>
          </table:table-cell>
          <table:table-cell table:style-name="ce80" office:value-type="string">
            <text:p>-<text:span text:style-name="T6"> A linguagem da interface da aplicação não é por omissão português;</text:span></text:p>
          </table:table-cell>
          <table:table-cell table:style-name="ce80" office:value-type="string">
            <text:p>-<text:span text:style-name="T6"> A linguagem da interface da aplicação não é por omissão português;</text:span></text:p>
            <text:p><text:span text:style-name="T6"/></text:p>
          </table:table-cell>
          <table:table-cell table:style-name="ce253" office:value-type="string">
            <text:p/>
            <text:p/>
          </table:table-cell>
          <table:table-cell table:style-name="ce80" office:value-type="string">
            <text:p>-<text:span text:style-name="T6"> A linguagem da interface da aplicação não é por omissão português;</text:span></text:p>
            <text:p><text:span text:style-name="T6"/></text:p>
          </table:table-cell>
          <table:table-cell table:style-name="ce253" office:value-type="string">
            <text:p/>
            <text:p/>
          </table:table-cell>
          <table:table-cell table:style-name="ce86"/>
          <table:table-cell table:style-name="ce80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português;</text:span></text:p>
          </table:table-cell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5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9" table:style-name="ce10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37" office:value-type="string">
            <text:p>OK</text:p>
          </table:table-cell>
          <table:table-cell table:style-name="ce53"/>
          <table:table-cell table:style-name="ce37" office:value-type="string">
            <text:p>OK</text:p>
          </table:table-cell>
          <table:table-cell table:style-name="ce53"/>
          <table:table-cell table:style-name="ce87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3"/>
          <table:table-cell table:style-name="ce37" office:value-type="string">
            <text:p>OK</text:p>
          </table:table-cell>
          <table:table-cell table:style-name="ce53"/>
          <table:table-cell table:style-name="ce87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8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54"/>
          <table:table-cell table:style-name="ce39" office:value-type="string">
            <text:p>OK</text:p>
          </table:table-cell>
          <table:table-cell table:style-name="ce254"/>
          <table:table-cell table:style-name="ce89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3"/>
          <table:table-cell table:style-name="ce37" office:value-type="string">
            <text:p>OK</text:p>
          </table:table-cell>
          <table:table-cell table:style-name="ce53"/>
          <table:table-cell table:style-name="ce87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8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54"/>
          <table:table-cell table:style-name="ce39" office:value-type="string">
            <text:p>OK</text:p>
          </table:table-cell>
          <table:table-cell table:style-name="ce254"/>
          <table:table-cell table:style-name="ce89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3"/>
          <table:table-cell table:style-name="ce37" office:value-type="string">
            <text:p>OK</text:p>
          </table:table-cell>
          <table:table-cell table:style-name="ce53"/>
          <table:table-cell table:style-name="ce87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90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54"/>
          <table:table-cell table:style-name="ce39" office:value-type="string">
            <text:p>OK</text:p>
          </table:table-cell>
          <table:table-cell table:style-name="ce254"/>
          <table:table-cell table:style-name="ce89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255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255"/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3" table:style-name="ce41" office:value-type="string">
            <text:p>OK</text:p>
          </table:table-cell>
          <table:table-cell table:style-name="ce251" office:value-type="string">
            <office:annotation draw:style-name="gr1" draw:text-style-name="P1" svg:width="1.5264in" svg:height="0.9689in" svg:x="12.0177in" svg:y="8.098in" draw:caption-point-x="-0.0335in" draw:caption-point-y="0.2244in">
              <dc:date>2012-03-21T00:00:00</dc:date>
              <text:p text:style-name="P1"><text:span text:style-name="T1">As datas de validade de alguns certificados contêm valores inválidos</text:span></text:p>
            </office:annotation>
            <text:p>OK</text:p>
          </table:table-cell>
          <table:table-cell table:number-columns-repeated="3" table:style-name="ce41" office:value-type="string">
            <text:p>OK</text:p>
          </table:table-cell>
          <table:table-cell table:style-name="ce90"/>
          <table:table-cell table:style-name="ce41" office:value-type="string">
            <text:p>OK</text:p>
          </table:table-cell>
          <table:table-cell table:style-name="ce90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style-name="ce89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45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style-name="ce45"/>
          <table:table-cell table:style-name="ce87"/>
          <table:table-cell table:style-name="ce117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style-name="ce88" table:number-columns-repeated="2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89"/>
          <table:table-cell table:style-name="ce39" office:value-type="string">
            <text:p>OK</text:p>
          </table:table-cell>
          <table:table-cell table:style-name="ce89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117" office:value-type="string">
            <text:p>NOK, a escolha da linguagem não afecta os elementos.</text:p>
          </table:table-cell>
          <table:table-cell table:style-name="ce255"/>
          <table:table-cell table:style-name="ce117" office:value-type="string">
            <text:p>NOK, a escolha da linguagem não afecta os elementos.</text:p>
          </table:table-cell>
          <table:table-cell table:style-name="ce255"/>
          <table:table-cell table:style-name="ce87"/>
          <table:table-cell table:style-name="ce117" office:value-type="string">
            <text:p>NOK, a escolha da linguagem não afecta os elementos.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88"/>
          <table:table-cell table:style-name="ce38" office:value-type="string">
            <text:p>OK</text:p>
          </table:table-cell>
          <table:table-cell table:style-name="ce88" table:number-columns-repeated="2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5" table:number-rows-spanned="1">
            <text:p>Informação fornecida ao utilizador <text:s/>com leitor de PINPAD nas tarefas de:</text:p>
          </table:table-cell>
          <table:covered-table-cell table:number-columns-repeated="14" table:style-name="ce13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style-name="ce42" table:number-columns-repeated="2"/>
          <table:table-cell table:style-name="ce42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42" office:value-type="string">
            <text:p>NA</text:p>
          </table:table-cell>
          <table:table-cell table:style-name="ce42"/>
          <table:table-cell table:style-name="ce42" office:value-type="string">
            <text:p>NA</text:p>
          </table:table-cell>
          <table:table-cell table:style-name="ce42" table:number-columns-repeated="2"/>
          <table:table-cell table:style-name="ce42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style-name="ce44" table:number-columns-repeated="2"/>
          <table:table-cell table:style-name="ce4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/>
          <table:table-cell table:style-name="ce43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242" office:value-type="string">
            <office:annotation draw:style-name="gr19" draw:text-style-name="P1" svg:width="1.4626in" svg:height="1.524in" svg:x="6.3287in" svg:y="11.8315in" draw:caption-point-x="-0.0335in" draw:caption-point-y="0.420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2" office:value-type="string">
            <office:annotation draw:style-name="gr20" draw:text-style-name="P1" svg:width="1.5264in" svg:height="2.2831in" svg:x="8.235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0.1614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2.0177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4539in" svg:height="2.2831in" svg:x="13.9142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style-name="ce89" table:number-columns-repeated="2"/>
          <table:table-cell table:style-name="ce4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43" office:value-type="string">
            <office:annotation draw:style-name="gr19" draw:text-style-name="P1" svg:width="1.4626in" svg:height="1.524in" svg:x="6.3287in" svg:y="12.0197in" draw:caption-point-x="-0.0335in" draw:caption-point-y="0.4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0" draw:text-style-name="P1" svg:width="1.5264in" svg:height="2.2831in" svg:x="8.235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5264in" svg:height="2.2831in" svg:x="10.1614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5264in" svg:height="2.2831in" svg:x="12.0177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4539in" svg:height="2.2831in" svg:x="13.9142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style-name="ce87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21" draw:text-style-name="P1" svg:width="1.4626in" svg:height="1.5177in" svg:x="6.3287in" svg:y="12.2311in" draw:caption-point-x="-0.0335in" draw:caption-point-y="0.409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8.235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10.1614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12.0177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4539in" svg:height="1.3295in" svg:x="13.9142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6" office:value-type="string">
            <office:annotation draw:style-name="gr23" draw:text-style-name="P1" svg:width="1.4543in" svg:height="1.1413in" svg:x="15.3681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6" office:value-type="string">
            <office:annotation draw:style-name="gr23" draw:text-style-name="P1" svg:width="1.4307in" svg:height="1.1413in" svg:x="16.8224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106" office:value-type="string">
            <office:annotation draw:style-name="gr23" draw:text-style-name="P1" svg:width="1.4382in" svg:height="1.1413in" svg:x="19.7472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242" office:value-type="string">
            <office:annotation draw:style-name="gr19" draw:text-style-name="P1" svg:width="1.4626in" svg:height="1.524in" svg:x="6.3287in" svg:y="12.4358in" draw:caption-point-x="-0.0335in" draw:caption-point-y="0.399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2" office:value-type="string">
            <office:annotation draw:style-name="gr20" draw:text-style-name="P1" svg:width="1.5264in" svg:height="2.2831in" svg:x="8.235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0.1614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2.0177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4539in" svg:height="2.2831in" svg:x="13.9142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style-name="ce89"/>
          <table:table-cell table:style-name="ce92"/>
          <table:table-cell table:style-name="ce4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43" office:value-type="string">
            <office:annotation draw:style-name="gr19" draw:text-style-name="P1" svg:width="1.4626in" svg:height="1.524in" svg:x="6.3287in" svg:y="12.6244in" draw:caption-point-x="-0.0335in" draw:caption-point-y="0.405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0" draw:text-style-name="P1" svg:width="1.5264in" svg:height="2.2831in" svg:x="8.235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5264in" svg:height="2.2831in" svg:x="10.1614in" svg:y="12.6244in" draw:caption-point-x="-0.0335in" draw:caption-point-y="0.4051in">
              <dc:date>2012-03-23T00:00:00</dc:date>
              <text:p text:style-name="P1"><text:span text:style-name="T1">Está correcto, mas acaba por não ser aplicável, deveria ser exibida uma janela a indicar que o pin deve ser introduzido através do leitor.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5264in" svg:height="2.2831in" svg:x="12.0177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0" draw:text-style-name="P1" svg:width="1.4539in" svg:height="2.2831in" svg:x="13.9142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style-name="ce87"/>
          <table:table-cell table:style-name="ce91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21" draw:text-style-name="P1" svg:width="1.4626in" svg:height="1.5177in" svg:x="6.3287in" svg:y="12.8354in" draw:caption-point-x="-0.0335in" draw:caption-point-y="0.3886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8.235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10.1614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5264in" svg:height="1.3295in" svg:x="12.0177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2" draw:text-style-name="P1" svg:width="1.4539in" svg:height="1.3295in" svg:x="13.9142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6" office:value-type="string">
            <office:annotation draw:style-name="gr23" draw:text-style-name="P1" svg:width="1.4543in" svg:height="1.1413in" svg:x="15.3681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6" office:value-type="string">
            <office:annotation draw:style-name="gr23" draw:text-style-name="P1" svg:width="1.4307in" svg:height="1.1413in" svg:x="16.8224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106" office:value-type="string">
            <office:annotation draw:style-name="gr23" draw:text-style-name="P1" svg:width="1.4382in" svg:height="1.1413in" svg:x="19.7472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93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242" office:value-type="string">
            <office:annotation draw:style-name="gr19" draw:text-style-name="P1" svg:width="1.4626in" svg:height="1.524in" svg:x="6.3287in" svg:y="13.0406in" draw:caption-point-x="-0.0335in" draw:caption-point-y="0.37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2" office:value-type="string">
            <office:annotation draw:style-name="gr20" draw:text-style-name="P1" svg:width="1.5264in" svg:height="2.2831in" svg:x="8.235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0.1614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5264in" svg:height="2.2831in" svg:x="12.0177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0" draw:text-style-name="P1" svg:width="1.4539in" svg:height="2.2831in" svg:x="13.9142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style-name="ce89"/>
          <table:table-cell table:style-name="ce92"/>
          <table:table-cell table:style-name="ce4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43" office:value-type="string">
            <office:annotation draw:style-name="gr19" draw:text-style-name="P1" svg:width="1.4626in" svg:height="1.524in" svg:x="6.3287in" svg:y="13.2283in" draw:caption-point-x="-0.0335in" draw:caption-point-y="0.3843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4" draw:text-style-name="P1" svg:width="1.5264in" svg:height="2.0949in" svg:x="8.235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4" draw:text-style-name="P1" svg:width="1.5264in" svg:height="2.0949in" svg:x="10.1614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4" draw:text-style-name="P1" svg:width="1.5264in" svg:height="2.0949in" svg:x="12.0177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4" draw:text-style-name="P1" svg:width="1.4539in" svg:height="2.0949in" svg:x="13.9142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style-name="ce87"/>
          <table:table-cell table:style-name="ce91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25" draw:text-style-name="P1" svg:width="1.4626in" svg:height="1.5181in" svg:x="6.3287in" svg:y="13.439in" draw:caption-point-x="-0.0335in" draw:caption-point-y="0.368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8.235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10.1614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12.0177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4539in" svg:height="1.3299in" svg:x="13.9142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6" office:value-type="string">
            <office:annotation draw:style-name="gr27" draw:text-style-name="P1" svg:width="1.4543in" svg:height="1.1417in" svg:x="15.3681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6" office:value-type="string">
            <office:annotation draw:style-name="gr27" draw:text-style-name="P1" svg:width="1.4307in" svg:height="1.1417in" svg:x="16.8224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106" office:value-type="string">
            <office:annotation draw:style-name="gr27" draw:text-style-name="P1" svg:width="1.4382in" svg:height="1.1417in" svg:x="19.7472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93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242" office:value-type="string">
            <office:annotation draw:style-name="gr28" draw:text-style-name="P1" svg:width="1.4626in" svg:height="1.5244in" svg:x="6.3287in" svg:y="13.6441in" draw:caption-point-x="-0.0335in" draw:caption-point-y="0.357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2" office:value-type="string">
            <office:annotation draw:style-name="gr29" draw:text-style-name="P1" svg:width="1.5264in" svg:height="2.0953in" svg:x="8.235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9" draw:text-style-name="P1" svg:width="1.5264in" svg:height="2.0953in" svg:x="10.1614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9" draw:text-style-name="P1" svg:width="1.5264in" svg:height="2.0953in" svg:x="12.0177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2" office:value-type="string">
            <office:annotation draw:style-name="gr29" draw:text-style-name="P1" svg:width="1.4539in" svg:height="2.0953in" svg:x="13.9142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style-name="ce89"/>
          <table:table-cell table:style-name="ce92"/>
          <table:table-cell table:style-name="ce4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43" office:value-type="string">
            <office:annotation draw:style-name="gr28" draw:text-style-name="P1" svg:width="1.4626in" svg:height="1.5244in" svg:x="6.3287in" svg:y="13.8323in" draw:caption-point-x="-0.0335in" draw:caption-point-y="0.363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9" draw:text-style-name="P1" svg:width="1.5264in" svg:height="2.0953in" svg:x="8.235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9" draw:text-style-name="P1" svg:width="1.5264in" svg:height="2.0953in" svg:x="10.1614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9" draw:text-style-name="P1" svg:width="1.5264in" svg:height="2.0953in" svg:x="12.0177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9" draw:text-style-name="P1" svg:width="1.4539in" svg:height="2.0953in" svg:x="13.9142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style-name="ce87"/>
          <table:table-cell table:style-name="ce91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106" office:value-type="string">
            <office:annotation draw:style-name="gr26" draw:text-style-name="P1" svg:width="1.4626in" svg:height="1.3299in" svg:x="6.3287in" svg:y="14.0433in" draw:caption-point-x="-0.0335in" draw:caption-point-y="0.347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8.235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10.1614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5264in" svg:height="1.3299in" svg:x="12.0177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5" office:value-type="string">
            <office:annotation draw:style-name="gr26" draw:text-style-name="P1" svg:width="1.4539in" svg:height="1.3299in" svg:x="13.9142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6" office:value-type="string">
            <office:annotation draw:style-name="gr27" draw:text-style-name="P1" svg:width="1.4543in" svg:height="1.1417in" svg:x="15.3681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6" office:value-type="string">
            <office:annotation draw:style-name="gr27" draw:text-style-name="P1" svg:width="1.4307in" svg:height="1.1417in" svg:x="16.8224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106" office:value-type="string">
            <office:annotation draw:style-name="gr27" draw:text-style-name="P1" svg:width="1.4382in" svg:height="1.1417in" svg:x="19.7472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8"/>
          <table:table-cell table:style-name="ce93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9" office:value-type="string">
            <text:p>NA</text:p>
          </table:table-cell>
          <table:table-cell table:style-name="ce49"/>
          <table:table-cell table:style-name="ce49" office:value-type="string">
            <text:p>NA</text:p>
          </table:table-cell>
          <table:table-cell table:style-name="ce49"/>
          <table:table-cell table:style-name="ce92"/>
          <table:table-cell table:style-name="ce49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1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244" office:value-type="string">
            <office:annotation draw:style-name="gr26" draw:text-style-name="P1" svg:width="1.4626in" svg:height="1.3299in" svg:x="6.3287in" svg:y="14.6476in" draw:caption-point-x="-0.0335in" draw:caption-point-y="0.3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text:p>Exibida uma janela para introduzir o pin</text:p>
          </table:table-cell>
          <table:table-cell table:style-name="ce248" office:value-type="string">
            <office:annotation draw:style-name="gr2" draw:text-style-name="P2" svg:width="1.1413in" svg:height="0.435in" svg:x="10.3681in" svg:y="14.3795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6" office:value-type="string">
            <text:p>Exibida uma janela para introduzir o pin</text:p>
          </table:table-cell>
          <table:table-cell table:number-columns-repeated="2" table:style-name="ce67" office:value-type="string">
            <text:p>OK</text:p>
          </table:table-cell>
          <table:table-cell table:style-name="ce256"/>
          <table:table-cell table:style-name="ce67" office:value-type="string">
            <text:p>OK</text:p>
          </table:table-cell>
          <table:table-cell table:style-name="ce256"/>
          <table:table-cell table:style-name="ce93"/>
          <table:table-cell table:style-name="ce6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9" office:value-type="string">
            <text:p>NA</text:p>
          </table:table-cell>
          <table:table-cell table:style-name="ce49"/>
          <table:table-cell table:style-name="ce49" office:value-type="string">
            <text:p>NA</text:p>
          </table:table-cell>
          <table:table-cell table:style-name="ce49"/>
          <table:table-cell table:style-name="ce92"/>
          <table:table-cell table:style-name="ce49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1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244" office:value-type="string">
            <office:annotation draw:style-name="gr12" draw:text-style-name="P1" svg:width="1.4626in" svg:height="1.1469in" svg:x="6.3287in" svg:y="15.585in" draw:caption-point-x="-0.0335in" draw:caption-point-y="0.109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text:p>Exibida uma janela para introduzir o pin</text:p>
          </table:table-cell>
          <table:table-cell table:style-name="ce248" office:value-type="string">
            <office:annotation draw:style-name="gr2" draw:text-style-name="P2" svg:width="1.1413in" svg:height="0.435in" svg:x="10.3681in" svg:y="15.099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6" office:value-type="string">
            <text:p>Exibida uma janela para introduzir o pin</text:p>
          </table:table-cell>
          <table:table-cell table:number-columns-repeated="2" table:style-name="ce67" office:value-type="string">
            <text:p>OK</text:p>
          </table:table-cell>
          <table:table-cell table:style-name="ce257"/>
          <table:table-cell table:style-name="ce67" office:value-type="string">
            <text:p>OK</text:p>
          </table:table-cell>
          <table:table-cell table:style-name="ce257"/>
          <table:table-cell table:style-name="ce94"/>
          <table:table-cell table:style-name="ce6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9" office:value-type="string">
            <text:p>NA</text:p>
          </table:table-cell>
          <table:table-cell table:style-name="ce49"/>
          <table:table-cell table:style-name="ce49" office:value-type="string">
            <text:p>NA</text:p>
          </table:table-cell>
          <table:table-cell table:style-name="ce49"/>
          <table:table-cell table:style-name="ce92"/>
          <table:table-cell table:style-name="ce49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1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7" table:style-name="ce52" office:value-type="string">
            <text:p>NA</text:p>
          </table:table-cell>
          <table:table-cell table:style-name="ce52"/>
          <table:table-cell table:style-name="ce52" office:value-type="string">
            <text:p>NA</text:p>
          </table:table-cell>
          <table:table-cell table:style-name="ce52"/>
          <table:table-cell table:style-name="ce93"/>
          <table:table-cell table:style-name="ce52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5" table:number-rows-spanned="1">
            <text:p>Informação fornecida ao utilizador com leitor sem pinpad nas tarefas de:</text:p>
          </table:table-cell>
          <table:covered-table-cell table:number-columns-repeated="14" table:style-name="ce14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42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42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style-name="ce44" table:number-columns-repeated="2"/>
          <table:table-cell table:style-name="ce4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/>
          <table:table-cell table:style-name="ce43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7" office:value-type="string">
            <text:p>OK</text:p>
          </table:table-cell>
          <table:table-cell table:style-name="ce89"/>
          <table:table-cell table:style-name="ce47" office:value-type="string">
            <text:p>OK</text:p>
          </table:table-cell>
          <table:table-cell table:style-name="ce89" table:number-columns-repeated="2"/>
          <table:table-cell table:style-name="ce4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0" office:value-type="string">
            <text:p>OK</text:p>
          </table:table-cell>
          <table:table-cell table:style-name="ce87"/>
          <table:table-cell table:style-name="ce40" office:value-type="string">
            <text:p>OK</text:p>
          </table:table-cell>
          <table:table-cell table:style-name="ce87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48" office:value-type="string">
            <text:p>OK</text:p>
          </table:table-cell>
          <table:table-cell table:style-name="ce88"/>
          <table:table-cell table:style-name="ce48" office:value-type="string">
            <text:p>OK</text:p>
          </table:table-cell>
          <table:table-cell table:style-name="ce88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5" office:value-type="string">
            <text:p>OK</text:p>
          </table:table-cell>
          <table:table-cell table:style-name="ce49"/>
          <table:table-cell table:style-name="ce55" office:value-type="string">
            <text:p>OK</text:p>
          </table:table-cell>
          <table:table-cell table:style-name="ce49"/>
          <table:table-cell table:style-name="ce92"/>
          <table:table-cell table:style-name="ce55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1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7" office:value-type="string">
            <text:p>OK</text:p>
          </table:table-cell>
          <table:table-cell table:style-name="ce52"/>
          <table:table-cell table:style-name="ce57" office:value-type="string">
            <text:p>OK</text:p>
          </table:table-cell>
          <table:table-cell table:style-name="ce52"/>
          <table:table-cell table:style-name="ce93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5" office:value-type="string">
            <text:p>OK</text:p>
          </table:table-cell>
          <table:table-cell table:style-name="ce49"/>
          <table:table-cell table:style-name="ce55" office:value-type="string">
            <text:p>OK</text:p>
          </table:table-cell>
          <table:table-cell table:style-name="ce49"/>
          <table:table-cell table:style-name="ce92"/>
          <table:table-cell table:style-name="ce55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1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7" office:value-type="string">
            <text:p>OK</text:p>
          </table:table-cell>
          <table:table-cell table:style-name="ce52"/>
          <table:table-cell table:style-name="ce57" office:value-type="string">
            <text:p>OK</text:p>
          </table:table-cell>
          <table:table-cell table:style-name="ce52"/>
          <table:table-cell table:style-name="ce93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5" office:value-type="string">
            <text:p>OK</text:p>
          </table:table-cell>
          <table:table-cell table:style-name="ce49"/>
          <table:table-cell table:style-name="ce55" office:value-type="string">
            <text:p>OK</text:p>
          </table:table-cell>
          <table:table-cell table:style-name="ce49"/>
          <table:table-cell table:style-name="ce92"/>
          <table:table-cell table:style-name="ce55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1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7" office:value-type="string">
            <text:p>OK</text:p>
          </table:table-cell>
          <table:table-cell table:style-name="ce52"/>
          <table:table-cell table:style-name="ce57" office:value-type="string">
            <text:p>OK</text:p>
          </table:table-cell>
          <table:table-cell table:style-name="ce52"/>
          <table:table-cell table:style-name="ce93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2" table:style-name="ce55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19.708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5" office:value-type="string">
            <text:p>OK</text:p>
          </table:table-cell>
          <table:table-cell table:style-name="ce49"/>
          <table:table-cell table:style-name="ce55" office:value-type="string">
            <text:p>OK</text:p>
          </table:table-cell>
          <table:table-cell table:style-name="ce49"/>
          <table:table-cell table:style-name="ce92"/>
          <table:table-cell table:style-name="ce55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2" table:style-name="ce56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19.90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1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2" table:style-name="ce57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20.097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2"/>
          <table:table-cell table:style-name="ce57" office:value-type="string">
            <text:p>OK</text:p>
          </table:table-cell>
          <table:table-cell table:style-name="ce52"/>
          <table:table-cell table:style-name="ce93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2" table:style-name="ce55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20.291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5" office:value-type="string">
            <text:p>OK</text:p>
          </table:table-cell>
          <table:table-cell table:style-name="ce49"/>
          <table:table-cell table:style-name="ce55" office:value-type="string">
            <text:p>OK</text:p>
          </table:table-cell>
          <table:table-cell table:style-name="ce49"/>
          <table:table-cell table:style-name="ce92"/>
          <table:table-cell table:style-name="ce55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2" table:style-name="ce56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20.4862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1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2" table:style-name="ce57" office:value-type="string">
            <text:p>OK</text:p>
          </table:table-cell>
          <table:table-cell table:style-name="ce249" office:value-type="string">
            <office:annotation draw:style-name="gr2" draw:text-style-name="P2" svg:width="1.1413in" svg:height="0.435in" svg:x="10.3681in" svg:y="20.680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2"/>
          <table:table-cell table:style-name="ce57" office:value-type="string">
            <text:p>OK</text:p>
          </table:table-cell>
          <table:table-cell table:style-name="ce52"/>
          <table:table-cell table:style-name="ce93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9" office:value-type="string">
            <text:p>NA</text:p>
          </table:table-cell>
          <table:table-cell table:style-name="ce49"/>
          <table:table-cell table:style-name="ce49" office:value-type="string">
            <text:p>NA</text:p>
          </table:table-cell>
          <table:table-cell table:style-name="ce49"/>
          <table:table-cell table:style-name="ce92"/>
          <table:table-cell table:style-name="ce49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1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2" office:value-type="string">
            <text:p>NA</text:p>
          </table:table-cell>
          <table:table-cell table:style-name="ce52"/>
          <table:table-cell table:style-name="ce52" office:value-type="string">
            <text:p>NA</text:p>
          </table:table-cell>
          <table:table-cell table:style-name="ce52"/>
          <table:table-cell table:style-name="ce93"/>
          <table:table-cell table:style-name="ce52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68" office:value-type="string">
            <office:annotation draw:style-name="gr30" draw:text-style-name="P1" svg:width="1.4626in" svg:height="1.5118in" svg:x="6.3287in" svg:y="22.1921in" draw:caption-point-x="-0.0335in" draw:caption-point-y="0.055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OK</text:p>
          </table:table-cell>
          <table:table-cell table:style-name="ce68" office:value-type="string">
            <office:annotation draw:style-name="gr1" draw:text-style-name="P1" svg:width="1.5264in" svg:height="0.9689in" svg:x="8.235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1.65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8" office:value-type="string">
            <office:annotation draw:style-name="gr1" draw:text-style-name="P1" svg:width="1.5264in" svg:height="0.9689in" svg:x="12.0177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68" office:value-type="string">
            <office:annotation draw:style-name="gr1" draw:text-style-name="P1" svg:width="1.5264in" svg:height="0.9689in" svg:x="13.9142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76" office:value-type="string">
            <text:p>NA</text:p>
          </table:table-cell>
          <table:table-cell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number-columns-repeated="2" table:style-name="ce77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8" office:value-type="string">
            <office:annotation draw:style-name="gr6" draw:text-style-name="P1" svg:width="1.4626in" svg:height="0.9409in" svg:x="6.328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8" office:value-type="string">
            <office:annotation draw:style-name="gr6" draw:text-style-name="P1" svg:width="1.4626in" svg:height="0.9409in" svg:x="8.235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0.1614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58" office:value-type="string">
            <office:annotation draw:style-name="gr6" draw:text-style-name="P1" svg:width="1.5264in" svg:height="0.9409in" svg:x="12.017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1" office:value-type="string">
            <office:annotation draw:style-name="gr7" draw:text-style-name="P1" svg:width="1.4539in" svg:height="4.172in" svg:x="13.9142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252" office:value-type="string">
            <office:annotation draw:style-name="gr31" draw:text-style-name="P1" svg:width="1.4543in" svg:height="0.5646in" svg:x="15.3681in" svg:y="22.5811in" draw:caption-point-x="-0.0335in" draw:caption-point-y="-0.139in">
              <dc:date>2012-03-21T00:00:00</dc:date>
              <text:p text:style-name="P1"><text:span text:style-name="T1">Não foi possivel instalar o modulo</text:span></text:p>
            </office:annotation>
            <text:p>NOK</text:p>
          </table:table-cell>
          <table:table-cell table:style-name="ce114" office:value-type="string">
            <office:annotation draw:style-name="gr1" draw:text-style-name="P1" svg:width="1.4307in" svg:height="0.9689in" svg:x="16.8224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6"/>
          <table:table-cell table:style-name="ce114" office:value-type="string">
            <office:annotation draw:style-name="gr1" draw:text-style-name="P1" svg:width="1.4382in" svg:height="0.9689in" svg:x="19.7472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6"/>
          <table:table-cell table:style-name="ce95"/>
          <table:table-cell table:style-name="ce115" office:value-type="string">
            <office:annotation draw:style-name="gr32" draw:text-style-name="P1" svg:width="0.6677in" svg:height="2.5705in" svg:x="23.9945in" svg:y="21.7665in" draw:caption-point-x="-0.0335in" draw:caption-point-y="0.6756in">
              <dc:date>2012-03-21T00:00:00</dc:date>
              <text:p text:style-name="P1"><text:span text:style-name="T1"><text:s/></text:span><text:span text:style-name="T1">É necessario inserir a path do modulo. Produz um erro (General Error)</text:span></text:p>
            </office:annotation>
            <text:p>N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8" office:value-type="string">
            <text:p>OK</text:p>
          </table:table-cell>
          <table:table-cell table:number-columns-repeated="4" table:style-name="ce59" office:value-type="string">
            <text:p>NA</text:p>
          </table:table-cell>
          <table:table-cell table:number-columns-repeated="2"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number-columns-repeated="2" table:style-name="ce77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247" office:value-type="string">
            <office:annotation draw:style-name="gr2" draw:text-style-name="P2" svg:width="1.1413in" svg:height="0.7909in" svg:x="8.4417in" svg:y="22.2362in" draw:caption-point-x="-0.2402in" draw:caption-point-y="0.5945in">
              <dc:date>2012-03-23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</text:span></text:p>
            </office:annotation>
            <text:p>OK</text:p>
          </table:table-cell>
          <table:table-cell table:style-name="ce69" office:value-type="string">
            <office:annotation draw:style-name="gr2" draw:text-style-name="P2" svg:width="1.1413in" svg:height="0.435in" svg:x="10.3681in" svg:y="22.2362in" draw:caption-point-x="-0.2402in" draw:caption-point-y="0.5945in">
              <dc:date>2012-03-23T00:00:00</dc:date>
              <text:p text:style-name="P2"><text:span text:style-name="T2">Erro: cartão desconhecido</text:span></text:p>
            </office:annotation>
            <text:p>NOK</text:p>
          </table:table-cell>
          <table:table-cell table:number-columns-repeated="2" table:style-name="ce58" office:value-type="string">
            <text:p>OK</text:p>
          </table:table-cell>
          <table:table-cell table:style-name="ce78" office:value-type="string">
            <text:p>NA</text:p>
          </table:table-cell>
          <table:table-cell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style-name="ce77" office:value-type="string">
            <text:p>NA</text:p>
          </table:table-cell>
          <table:table-cell table:style-name="ce76" office:value-type="string">
            <text:p>NA</text:p>
          </table:table-cell>
          <table:table-cell table:number-columns-repeated="2" table:style-name="ce77" office:value-type="string">
            <text:p>NA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text:p>PINPAD do leitor é utilizado?</text:p>
          </table:table-cell>
          <table:covered-table-cell table:style-name="ce19"/>
          <table:table-cell table:style-name="ce58" office:value-type="string">
            <text:p>SIM</text:p>
          </table:table-cell>
          <table:table-cell table:style-name="ce69" office:value-type="string">
            <office:annotation draw:style-name="gr14" draw:text-style-name="P2" svg:width="2.448in" svg:height="0.7909in" svg:x="8.4417in" svg:y="22.4307in" draw:caption-point-x="-0.2402in" draw:caption-point-y="0.5945in">
              <dc:date>2012-03-23T00:00:00</dc:date>
              <text:p text:style-name="P2"><text:span text:style-name="T2">→ </text:span><text:span text:style-name="T2">ACR83 <text:s/>- NOK (funciona bem apenas com PKCS11)</text:span></text:p>
              <text:p text:style-name="P2"><text:span text:style-name="T2">→ </text:span><text:span text:style-name="T2">GEMPLUS – NOK</text:span></text:p>
              <text:p text:style-name="P2"><text:span text:style-name="T2">→ </text:span><text:span text:style-name="T2">Xiring - NOK</text:span></text:p>
            </office:annotation>
            <text:p>DEPENDE DO LEITOR</text:p>
          </table:table-cell>
          <table:table-cell table:style-name="ce69" office:value-type="string">
            <text:p>NÂO</text:p>
          </table:table-cell>
          <table:table-cell table:number-columns-repeated="2" table:style-name="ce61" office:value-type="string">
            <text:p>NÃO</text:p>
          </table:table-cell>
          <table:table-cell table:style-name="ce252"/>
          <table:table-cell table:style-name="ce79" office:value-type="string">
            <text:p>SIM</text:p>
          </table:table-cell>
          <table:table-cell table:style-name="ce95"/>
          <table:table-cell table:style-name="ce79" office:value-type="string">
            <text:p>SIM</text:p>
          </table:table-cell>
          <table:table-cell table:style-name="ce95" table:number-columns-repeated="2"/>
          <table:table-cell table:style-name="ce79" office:value-type="string">
            <text:p>SIM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59" office:value-type="string">
            <text:p>NA</text:p>
          </table:table-cell>
          <table:table-cell table:style-name="ce69" office:value-type="string">
            <office:annotation draw:style-name="gr3" draw:text-style-name="P2" svg:width="2.3331in" svg:height="0.9689in" svg:x="8.4417in" svg:y="22.6378in" draw:caption-point-x="-0.2402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9" office:value-type="string">
            <office:annotation draw:style-name="gr2" draw:text-style-name="P2" svg:width="1.1413in" svg:height="0.435in" svg:x="10.3681in" svg:y="22.6378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8" office:value-type="string">
            <office:annotation draw:style-name="gr10" draw:text-style-name="P1" svg:width="1.5264in" svg:height="2.4469in" svg:x="12.0177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O manual é omisso nas condicionantes.</text:span></text:p>
            </office:annotation>
            <text:p>OK</text:p>
          </table:table-cell>
          <table:table-cell table:style-name="ce68" office:value-type="string">
            <office:annotation draw:style-name="gr10" draw:text-style-name="P1" svg:width="1.4539in" svg:height="2.4469in" svg:x="13.9142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<text:s/>manual é omisso nas condicionantes.</text:span></text:p>
            </office:annotation>
            <text:p>OK</text:p>
          </table:table-cell>
          <table:table-cell table:number-columns-repeated="2" table:style-name="ce78" office:value-type="string">
            <text:p>Não testado</text:p>
          </table:table-cell>
          <table:table-cell table:style-name="ce95"/>
          <table:table-cell table:style-name="ce78" office:value-type="string">
            <text:p>Não testado</text:p>
          </table:table-cell>
          <table:table-cell table:style-name="ce95" table:number-columns-repeated="2"/>
          <table:table-cell table:style-name="ce77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>
            <text:p>Leitor PINPAD utilizado nos testes:</text:p>
          </table:table-cell>
          <table:table-cell table:style-name="ce240" office:value-type="string">
            <text:p>Gemplu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8" office:value-type="string">
            <text:p>NOTA:</text:p>
          </table:table-cell>
          <table:table-cell table:style-name="ce239" office:value-type="string" table:number-columns-spanned="5" table:number-rows-spanned="1">
            <text:p>Quando se alterna o idioma na aplicação:</text:p>
            <text:p><text:span text:style-name="T12">(inglẽs → português) </text:span></text:p>
            <text:p><text:span text:style-name="T12">→ </text:span><text:span text:style-name="T12">Existem problemas de encoding nas janelas do PIN;</text:span></text:p>
            <text:p><text:span text:style-name="T12">→ </text:span><text:span text:style-name="T12">Janela de PIN da morada continua em inglês</text:span></text:p>
            <text:p><text:span text:style-name="T12">(português → inglês)</text:span></text:p>
            <text:p><text:span text:style-name="T12">→ </text:span><text:span text:style-name="T12">Existem strings que permanecem em português nas janelas do PIN</text:span></text:p>
          </table:table-cell>
          <table:covered-table-cell table:number-columns-repeated="3" table:style-name="ce232"/>
          <table:covered-table-cell table:style-name="ce235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5116P0" style:volatile="true" number:language="pt" number:country="PT">
      <number:number number:decimal-places="2" number:min-integer-digits="1" number:grouping="true"/>
      <number:text>    </number:text>
    </number:number-style>
    <number:number-style style:name="N5116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16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16" number:language="pt" number:country="PT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8P0" style:volatile="true" number:language="pt" number:country="PT">
      <number:number number:decimal-places="0" number:min-integer-digits="1" number:grouping="true"/>
      <number:text> €</number:text>
    </number:number-style>
    <number:number-style style:name="N5118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pt" number:country="PT">
      <number:number number:decimal-places="0" number:min-integer-digits="1" number:grouping="true"/>
      <number:text> €</number:text>
    </number:number-style>
    <number:number-style style:name="N5119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pt" number:country="PT">
      <number:number number:decimal-places="2" number:min-integer-digits="1" number:grouping="true"/>
      <number:text> €</number:text>
    </number:number-style>
    <number:number-style style:name="N5121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pt" number:country="PT">
      <number:number number:decimal-places="2" number:min-integer-digits="1" number:grouping="true"/>
      <number:text> €</number:text>
    </number:number-style>
    <number:number-style style:name="N5122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pt" number:country="PT">
      <number:month number:textual="true"/>
      <number:text>-</number:text>
      <number:year/>
    </number:date-style>
    <number:time-style style:name="N5124" number:language="pt" number:country="PT">
      <number:hours/>
      <number:text>:</number:text>
      <number:minutes number:style="long"/>
      <number:text> </number:text>
      <number:am-pm/>
    </number:time-style>
    <number:time-style style:name="N5125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pt" number:country="PT">
      <number:hours/>
      <number:text>:</number:text>
      <number:minutes number:style="long"/>
    </number:time-style>
    <number:time-style style:name="N512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8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pt" number:country="PT">
      <number:number number:decimal-places="0" number:min-integer-digits="1" number:grouping="true"/>
      <number:text>   </number:text>
    </number:number-style>
    <number:number-style style:name="N5130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30P0"/>
    </number:number-style>
    <number:number-style style:name="N5131P0" style:volatile="true" number:language="pt" number:country="PT">
      <number:number number:decimal-places="0" number:min-integer-digits="1" number:grouping="true"/>
      <number:text>   </number:text>
    </number:number-style>
    <number:number-style style:name="N5131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1P0"/>
    </number:number-style>
    <number:number-style style:name="N5133P0" style:volatile="true" number:language="pt" number:country="PT">
      <number:number number:decimal-places="2" number:min-integer-digits="1" number:grouping="true"/>
      <number:text>   </number:text>
    </number:number-style>
    <number:number-style style:name="N5133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pt" number:country="PT">
      <number:number number:decimal-places="2" number:min-integer-digits="1" number:grouping="true"/>
      <number:text>   </number:text>
    </number:number-style>
    <number:number-style style:name="N5134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4P0"/>
    </number:number-style>
    <number:number-style style:name="N5138P0" style:volatile="true" number:language="pt" number:country="PT">
      <number:number number:decimal-places="0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8P2" style:volatile="true" number:language="pt" number:country="PT">
      <number:text> -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0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42P2" style:volatile="true" number:language="pt" number:country="PT">
      <number:text> -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pt" number:country="PT">
      <number:number number:decimal-places="2" number:min-integer-digits="1" number:grouping="true"/>
      <number:text> € </number:text>
    </number:number-style>
    <number:number-style style:name="N5146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6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6" number:language="pt" number:country="PT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pt" number:country="PT">
      <number:minutes number:style="long"/>
      <number:text>:</number:text>
      <number:seconds number:style="long"/>
    </number:time-style>
    <number:time-style style:name="N514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pt" number:country="PT">
      <number:minutes number:style="long"/>
      <number:text>:</number:text>
      <number:seconds number:style="long" number:decimal-places="1"/>
    </number:time-style>
    <number:number-style style:name="N5150" number:language="pt" number:country="PT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20_2" style:display-name="Excel Built-in Excel Built-in Normal 2" style:family="table-cell" style:parent-style-name="Default" style:data-style-name="N5116">
      <style:table-cell-properties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_20_2" style:display-name="PageStyle_Folh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1:06:08</meta:creation-date>
    <meta:initial-creator>Rui António Cabrita de Jesus Martinho</meta:initial-creator>
    <dc:date>2012-05-11T17:53:33</dc:date>
    <meta:editing-cycles>51</meta:editing-cycles>
    <meta:editing-duration>P3DT7H4M39S</meta:editing-duration>
    <meta:generator>LibreOffice/3.5$Linux_x86 LibreOffice_project/7e68ba2-a744ebf-1f241b7-c506db1-7d53735</meta:generator>
    <dc:creator>Rui Martinho</dc:creator>
    <meta:document-statistic meta:table-count="6" meta:cell-count="7378" meta:object-count="0"/>
  </office:meta>
</office:document-meta>
</file>